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ADB5EE9C.gif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dash" draw:stroke-dash="Dash_20_1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5">
      <style:graphic-properties draw:stroke="dash" draw:stroke-dash="Dash_20_1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eaeaea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draw:fill="none" draw:ole-draw-aspect="1"/>
    </style:style>
    <style:style style:name="pr1" style:family="presentation" style:parent-style-name="Заголовок1-title">
      <style:graphic-properties draw:stroke="none" draw:fill="none" draw:fill-color="#ffffff" draw:textarea-horizontal-align="center" draw:textarea-vertical-align="bottom" draw:auto-grow-height="true" draw:auto-grow-width="false" fo:min-height="4.56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Заголовок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Заголовок1-notes">
      <style:graphic-properties draw:stroke="none" draw:fill="none" draw:fill-color="#ffffff" draw:auto-grow-height="true" fo:min-height="11.428cm"/>
    </style:style>
    <style:style style:name="pr4" style:family="presentation" style:parent-style-name="Обычный-title">
      <style:graphic-properties draw:auto-grow-height="true" fo:min-height="3.986cm"/>
    </style:style>
    <style:style style:name="pr5" style:family="presentation" style:parent-style-name="Обычный-outline1">
      <style:graphic-properties fo:min-height="12.323cm"/>
    </style:style>
    <style:style style:name="pr6" style:family="presentation" style:parent-style-name="Обычный-notes">
      <style:graphic-properties draw:fill-color="#ffffff" fo:min-height="11.177cm"/>
    </style:style>
    <style:style style:name="pr7" style:family="presentation" style:parent-style-name="Обычный-title">
      <style:graphic-properties fo:min-height="3.735cm"/>
    </style:style>
    <style:style style:name="pr8" style:family="presentation" style:parent-style-name="Обычный-outline1" style:list-style-name="L4">
      <style:graphic-properties fo:min-height="12.323cm"/>
    </style:style>
    <style:style style:name="pr9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13.3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notes">
      <style:graphic-properties draw:stroke="none" draw:fill="none" draw:fill-color="#ffffff" draw:auto-grow-height="true" fo:min-height="11.428cm"/>
    </style:style>
    <style:style style:name="pr11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2.90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>
      <style:graphic-properties draw:auto-grow-height="true" fo:min-height="3.725cm"/>
    </style:style>
    <style:style style:name="pr13" style:family="presentation" style:parent-style-name="Обычный-outline1" style:list-style-name="L6">
      <style:graphic-properties fo:min-height="12.323cm"/>
    </style:style>
    <style:style style:name="pr14" style:family="presentation" style:parent-style-name="Обычный-notes">
      <style:graphic-properties draw:fill-color="#ffffff" fo:min-height="11.427cm"/>
    </style:style>
    <style:style style:name="pr15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fo:min-height="12.23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3.38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fo:min-height="13.53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fo:min-height="11.74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>
      <style:graphic-properties fo:min-height="3.725cm"/>
    </style:style>
    <style:style style:name="pr21" style:family="presentation" style:parent-style-name="Обычный-outline1" style:list-style-name="L6">
      <style:graphic-properties fo:min-height="12.323cm"/>
    </style:style>
    <style:style style:name="pr22" style:family="presentation" style:parent-style-name="Обычный-subtitle">
      <style:graphic-properties draw:fill-color="#ffffff" fo:min-height="12.323cm"/>
    </style:style>
    <style:style style:name="co1" style:family="table-column">
      <style:table-column-properties style:column-width="11.423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10.306cm" style:use-optimal-column-width="false"/>
    </style:style>
    <style:style style:name="co4" style:family="table-column">
      <style:table-column-properties style:column-width="4.738cm" style:use-optimal-column-width="false"/>
    </style:style>
    <style:style style:name="co5" style:family="table-column">
      <style:table-column-properties style:column-width="4.497cm" style:use-optimal-column-width="false"/>
    </style:style>
    <style:style style:name="co6" style:family="table-column">
      <style:table-column-properties style:column-width="4.512cm" style:use-optimal-column-width="false"/>
    </style:style>
    <style:style style:name="ro1" style:family="table-row">
      <style:table-row-properties style:row-height="1.026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126cm"/>
    </style:style>
    <style:style style:name="ro4" style:family="table-row">
      <style:table-row-properties style:row-height="0.962cm"/>
    </style:style>
    <style:style style:name="ro5" style:family="table-row">
      <style:table-row-properties style:row-height="0.995cm"/>
    </style:style>
    <style:style style:name="ro6" style:family="table-row">
      <style:table-row-properties style:row-height="1.09cm"/>
    </style:style>
    <style:style style:name="ro7" style:family="table-row">
      <style:table-row-properties style:row-height="0.968cm"/>
    </style:style>
    <style:style style:name="ro8" style:family="table-row">
      <style:table-row-properties style:row-height="0.973cm"/>
    </style:style>
    <style:style style:name="ce1" style:family="table-cell">
      <style:graphic-properties style:repeat="repeat"/>
      <style:text-properties fo:font-family="Tahoma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Tahoma" style:font-family-generic="swiss" style:font-pitch="variable"/>
    </style:style>
    <style:style style:name="ce3" style:family="table-cell">
      <style:graphic-properties style:repeat="repeat"/>
      <style:text-properties fo:font-family="Tahoma" style:font-family-generic="swiss" style:font-pitch="variable"/>
    </style:style>
    <style:style style:name="ce4" style:family="table-cell">
      <style:graphic-properties style:repeat="repeat"/>
      <style:text-properties fo:font-family="Tahom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style:repeat="repeat"/>
      <style:text-properties fo:font-family="Tahoma" style:font-family-generic="swiss" style:font-pitch="variable" fo:font-size="16pt" style:font-size-asian="16pt" style:font-size-complex="16pt"/>
    </style:style>
    <style:style style:name="ce6" style:family="table-cell">
      <style:graphic-properties style:repeat="repeat"/>
    </style:style>
    <style:style style:name="ce7" style:family="table-cell">
      <style:graphic-properties style:repeat="repeat"/>
      <style:paragraph-properties fo:text-align="center"/>
      <style:text-properties fo:font-family="Tahoma" style:font-family-generic="swiss" style:font-pitch="variable" fo:font-size="16pt" style:font-size-asian="16pt" style:font-size-complex="16p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4" style:family="paragraph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/>
    </style:style>
    <style:style style:name="P7" style:family="paragraph">
      <style:text-properties fo:font-family="Tahoma" style:font-family-generic="swiss" style:font-pitch="variabl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family="Georgia" style:font-style-name="Обычный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family="Tahoma" style:font-family-generic="swiss" style:font-pitch="variable" fo:font-size="32pt" style:font-size-asian="32pt" style:font-size-complex="32pt"/>
    </style:style>
    <style:style style:name="P13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15" style:family="paragraph">
      <style:text-properties fo:font-family="Tahoma" style:font-family-generic="swiss" style:font-pitch="variable" fo:font-size="6pt" style:font-size-asian="6pt" style:font-size-complex="6pt"/>
    </style:style>
    <style:style style:name="P16" style:family="paragraph">
      <style:text-properties fo:font-family="Tahoma" style:font-family-generic="swiss" style:font-pitch="variable" fo:font-size="10pt" style:font-size-asian="10pt" style:font-size-complex="10pt"/>
    </style:style>
    <style:style style:name="P17" style:family="paragraph">
      <style:text-properties fo:font-family="Tahoma" style:font-family-generic="swiss" style:font-pitch="variable" fo:font-size="20pt" style:font-size-asian="20pt" style:font-size-complex="20pt"/>
    </style:style>
    <style:style style:name="P18" style:family="paragraph">
      <style:paragraph-properties fo:text-align="center"/>
    </style:style>
    <style:style style:name="P19" style:family="paragraph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family="Tahoma" style:font-family-generic="swiss" style:font-pitch="variable" fo:font-size="28pt" style:font-size-asian="28pt" style:font-size-complex="28pt"/>
    </style:style>
    <style:style style:name="P21" style:family="paragraph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font-size="32pt"/>
    </style:style>
    <style:style style:name="P23" style:family="paragraph">
      <style:text-properties fo:font-size="18pt"/>
    </style:style>
    <style:style style:name="T1" style:family="text">
      <style:text-properties fo:color="#ccecff" fo:font-family="Georgia" style:font-family-generic="roman" style:font-pitch="variable" fo:font-size="40pt" fo:language="ru" fo:country="RU" fo:font-weight="bold" style:font-size-asian="40pt" style:font-weight-asian="bold" style:font-size-complex="40pt" style:font-weight-complex="bold"/>
    </style:style>
    <style:style style:name="T2" style:family="text">
      <style:text-properties fo:font-family="Tahoma" style:font-family-generic="swiss" style:font-pitch="variable" fo:language="ru" fo:country="RU"/>
    </style:style>
    <style:style style:name="T3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Tahoma" style:font-family-generic="swiss" style:font-pitch="variable"/>
    </style:style>
    <style:style style:name="T5" style:family="text">
      <style:text-properties fo:font-family="Georgia" style:font-family-generic="roman" style:font-pitch="variable" fo:font-size="40pt" fo:language="ru" fo:country="RU" style:font-size-asian="40pt" style:font-size-complex="40pt"/>
    </style:style>
    <style:style style:name="T6" style:family="text">
      <style:text-properties fo:font-family="Georgia" style:font-family-generic="roman" style:font-pitch="variable" fo:font-size="28pt" fo:language="ru" fo:country="RU" fo:font-weight="bold" style:font-size-asian="28pt" style:font-weight-asian="bold" style:font-size-complex="28pt" style:font-weight-complex="bold"/>
    </style:style>
    <style:style style:name="T7" style:family="text">
      <style:text-properties fo:color="#eaeaea" fo:font-family="Tahoma" style:font-family-generic="swiss" style:font-pitch="variable" fo:font-size="18pt" fo:language="ru" fo:country="RU"/>
    </style:style>
    <style:style style:name="T8" style:family="text">
      <style:text-properties fo:color="#eaeaea" fo:font-family="Tahoma" style:font-family-generic="swiss" style:font-pitch="variable" fo:font-size="18pt" fo:language="en" fo:country="US"/>
    </style:style>
    <style:style style:name="T9" style:family="text">
      <style:text-properties fo:font-family="Georgia" style:font-style-name="Обычный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Tahoma" style:font-family-generic="swiss" style:font-pitch="variable" fo:font-size="32pt" style:font-size-asian="32pt" style:font-size-complex="32pt"/>
    </style:style>
    <style:style style:name="T11" style:family="text">
      <style:text-properties fo:font-family="Georgia" style:font-family-generic="roman" style:font-pitch="variable" fo:font-size="40pt" fo:language="ru" fo:country="RU" fo:font-weight="bold" style:font-size-asian="40pt" style:font-weight-asian="bold" style:font-size-complex="40pt" style:font-weight-complex="bold"/>
    </style:style>
    <style:style style:name="T12" style:family="text">
      <style:text-properties fo:font-family="Tahoma" style:font-family-generic="swiss" style:font-pitch="variable" fo:font-size="24pt" fo:language="ru" fo:country="RU" style:font-size-asian="24pt" style:font-size-complex="24pt"/>
    </style:style>
    <style:style style:name="T13" style:family="text">
      <style:text-properties fo:font-family="Tahoma" style:font-family-generic="swiss" style:font-pitch="variable" fo:font-size="24pt" fo:language="en" fo:country="US" style:font-size-asian="24pt" style:font-size-complex="24pt"/>
    </style:style>
    <style:style style:name="T14" style:family="text">
      <style:text-properties fo:font-family="Georgia" style:font-family-generic="roman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15" style:family="text">
      <style:text-properties fo:font-family="Tahoma" style:font-family-generic="swiss" style:font-pitch="variable" fo:font-size="18pt" fo:language="ru" fo:country="RU" style:font-size-asian="18pt" style:font-size-complex="18pt"/>
    </style:style>
    <style:style style:name="T16" style:family="text">
      <style:text-properties fo:font-family="Tahoma" style:font-family-generic="swiss" style:font-pitch="variable" fo:font-size="18pt" fo:language="en" fo:country="US" style:font-size-asian="18pt" style:font-size-complex="18pt"/>
    </style:style>
    <style:style style:name="T17" style:family="text">
      <style:text-properties fo:font-family="Georgia" style:font-family-generic="roman" style:font-pitch="variable" fo:font-size="36pt" fo:language="ru" fo:country="RU" fo:font-weight="bold" style:font-size-asian="36pt" style:font-weight-asian="bold" style:font-size-complex="36pt" style:font-weight-complex="bold"/>
    </style:style>
    <style:style style:name="T18" style:family="text">
      <style:text-properties fo:color="#eaeaea" fo:font-family="Tahoma" style:font-family-generic="swiss" style:font-pitch="variable" fo:language="ru" fo:country="RU"/>
    </style:style>
    <style:style style:name="T19" style:family="text">
      <style:text-properties fo:font-family="Tahoma" style:font-family-generic="swiss" style:font-pitch="variable" fo:font-size="6pt" style:font-size-asian="6pt" style:font-size-complex="6pt"/>
    </style:style>
    <style:style style:name="T20" style:family="text">
      <style:text-properties fo:font-family="Tahoma" style:font-family-generic="swiss" style:font-pitch="variable" fo:font-size="10pt" style:font-size-asian="10pt" style:font-size-complex="10pt"/>
    </style:style>
    <style:style style:name="T21" style:family="text">
      <style:text-properties fo:font-family="Tahoma" style:font-family-generic="swiss" style:font-pitch="variable" fo:font-size="20pt" style:font-size-asian="20pt" style:font-size-complex="20pt"/>
    </style:style>
    <style:style style:name="T22" style:family="text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family="Tahoma" style:font-family-generic="swiss" style:font-pitch="variable" fo:font-size="28pt" style:font-size-asian="28pt" style:font-size-complex="28pt"/>
    </style:style>
    <style:style style:name="T24" style:family="text">
      <style:text-properties fo:font-family="Tahoma" style:font-family-generic="swiss" style:font-pitch="variable" fo:font-weight="bold" style:font-weight-asian="bold" style:font-weight-complex="bold"/>
    </style:style>
    <style:style style:name="T25" style:family="text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family="Tahom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family="Tahoma" style:font-family-generic="swiss" style:font-pitch="variable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cce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eaeaea" fo:font-size="11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A0000000AADB5EE9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DB5EE9C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ADB5EE9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ADB5EE9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7">
      <text:list-level-style-bullet text:level="1" text:bullet-char="">
        <style:list-level-properties text:min-label-width="0.948cm"/>
        <style:text-properties fo:font-family="Wingdings" style:font-pitch="variable" style:font-charset="x-symbol" fo:color="#ccecff" fo:font-size="11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аголовок1" presentation:presentation-page-layout-name="AL1T0">
        <draw:frame presentation:style-name="pr1" draw:text-style-name="P2" draw:layer="layout" svg:width="22.851cm" svg:height="4.825cm" svg:x="1.3cm" svg:y="2.923cm" presentation:class="title" presentation:user-transformed="true">
          <draw:text-box>
            <text:list text:style-name="L1">
              <text:list-header>
                <text:p text:style-name="P1"><text:span text:style-name="T1">Тест дизайн.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Методы разработки тестовых сценариев.</text:span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4" draw:layer="layout" svg:width="22.846cm" svg:height="4.246cm" svg:x="1.266cm" svg:y="0.222cm" presentation:class="title">
          <draw:text-box>
            <text:p><text:span text:style-name="T3">Уровни тестирования</text:span></text:p>
          </draw:text-box>
        </draw:frame>
        <draw:frame presentation:style-name="pr5" draw:layer="layout" svg:width="22.846cm" svg:height="12.573cm" svg:x="1.266cm" svg:y="4.441cm" presentation:class="outline">
          <draw:text-box>
            <text:list text:style-name="L4">
              <text:list-item>
                <text:p text:style-name="P5"><text:span text:style-name="T4">Компонентное</text:span></text:p>
              </text:list-item>
              <text:list-item>
                <text:p text:style-name="P5"><text:span text:style-name="T4">Интеграционное</text:span></text:p>
              </text:list-item>
              <text:list-item>
                <text:p text:style-name="P5"><text:span text:style-name="T4">Системное</text:span></text:p>
              </text:list-item>
              <text:list-item>
                <text:p text:style-name="P5"><text:span text:style-name="T4">Приёмо - сдаточное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2" presentation:class="page"/>
          <draw:frame presentation:style-name="pr6" draw:text-style-name="P6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7" draw:text-style-name="P4" draw:layer="layout" svg:width="22.846cm" svg:height="3.995cm" svg:x="1.266cm" svg:y="0.347cm" presentation:class="title">
          <draw:text-box>
            <text:p><text:span text:style-name="T3">Типы тестирования</text:span></text:p>
          </draw:text-box>
        </draw:frame>
        <draw:frame presentation:style-name="pr8" draw:text-style-name="P7" draw:layer="layout" svg:width="22.846cm" svg:height="12.573cm" svg:x="1.266cm" svg:y="4.441cm" presentation:class="outline">
          <draw:text-box>
            <text:list text:style-name="L4">
              <text:list-item>
                <text:p><text:span text:style-name="T4">Функциональное</text:span></text:p>
              </text:list-item>
              <text:list-item>
                <text:p><text:span text:style-name="T4">Нефункциональное</text:span></text:p>
              </text:list-item>
              <text:list-item>
                <text:p><text:span text:style-name="T4">Структуры и архитектуры</text:span></text:p>
              </text:list-item>
              <text:list-item>
                <text:p><text:span text:style-name="T4">Регрессионное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3" presentation:class="page"/>
          <draw:frame presentation:style-name="pr6" draw:text-style-name="P6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9">
        <draw:frame presentation:style-name="pr9" draw:text-style-name="P2" draw:layer="layout" svg:width="22.856cm" svg:height="13.57cm" svg:x="1.499cm" svg:y="2.124cm" presentation:class="title" presentation:user-transformed="true">
          <draw:text-box>
            <text:list text:style-name="L1">
              <text:list-header>
                <text:p text:style-name="P1"><text:span text:style-name="T5">Тест дизайн – это фаза тестирования на которой создаются тестовые сценарии в соответствии с планом тестирования с определенными ранее критериями качества и целями тестирования.</text:span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4" presentation:class="page"/>
          <draw:frame presentation:style-name="pr10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9">
        <draw:frame presentation:style-name="pr11" draw:text-style-name="P2" draw:layer="layout" svg:width="23.019cm" svg:height="3.168cm" svg:x="1.097cm" svg:y="0.757cm" presentation:class="title" presentation:user-transformed="true">
          <draw:text-box>
            <text:list text:style-name="L1">
              <text:list-header>
                <text:p text:style-name="P1"><text:span text:style-name="T6">Взаимосвязь между тестовой документацией в процессе тестирования</text:span></text:p>
              </text:list-header>
            </text:list>
          </draw:text-box>
        </draw:frame>
        <draw:custom-shape draw:style-name="gr2" draw:text-style-name="P9" draw:layer="layout" svg:width="4.798cm" svg:height="3.202cm" svg:x="1.098cm" svg:y="4.524cm">
          <text:list text:style-name="L5">
            <text:list-header>
              <text:p text:style-name="P8"><text:span text:style-name="T7">Спецификация</text:span></text:p>
              <text:p text:style-name="P8"><text:span text:style-name="T7">ПО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9" draw:layer="layout" svg:width="4.798cm" svg:height="3.201cm" svg:x="1.098cm" svg:y="8.727cm">
          <text:list text:style-name="L5">
            <text:list-header>
              <text:p text:style-name="P8"><text:span text:style-name="T7">Спецификация</text:span></text:p>
              <text:p text:style-name="P8"><text:span text:style-name="T7">данных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9" draw:layer="layout" svg:width="4cm" svg:height="2.801cm" svg:x="7.298cm" svg:y="4.524cm">
          <text:list text:style-name="L5">
            <text:list-header>
              <text:p text:style-name="P8"><text:span text:style-name="T7">Тест план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layer="layout" svg:width="4cm" svg:height="2.801cm" svg:x="18.102cm" svg:y="4.524cm">
          <text:list text:style-name="L5">
            <text:list-header>
              <text:p text:style-name="P8"><text:span text:style-name="T7">Тестовые</text:span></text:p>
              <text:p text:style-name="P8"><text:span text:style-name="T7">данные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4cm" svg:height="2.801cm" svg:x="12.7cm" svg:y="4.524cm">
          <text:list text:style-name="L5">
            <text:list-header>
              <text:p text:style-name="P8"><text:span text:style-name="T7">Тест дизайн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4cm" svg:height="2.8cm" svg:x="12.7cm" svg:y="8.727cm">
          <text:list text:style-name="L5">
            <text:list-header>
              <text:p text:style-name="P8"><text:span text:style-name="T7">Тесткейсы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4cm" svg:height="2.8cm" svg:x="18.102cm" svg:y="8.727cm">
          <text:list text:style-name="L5">
            <text:list-header>
              <text:p text:style-name="P8"><text:span text:style-name="T7">Выполнение</text:span></text:p>
              <text:p text:style-name="P8"><text:span text:style-name="T7">теста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4cm" svg:height="2.8cm" svg:x="18.102cm" svg:y="12.925cm">
          <text:list text:style-name="L5">
            <text:list-header>
              <text:p text:style-name="P8"><text:span text:style-name="T8">Bug repor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4cm" svg:height="2.8cm" svg:x="12.7cm" svg:y="12.925cm">
          <text:list text:style-name="L5">
            <text:list-header>
              <text:p text:style-name="P8"><text:span text:style-name="T7">Лог</text:span></text:p>
              <text:p text:style-name="P8"><text:span text:style-name="T7">теста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0" draw:layer="layout" svg:x1="5.9cm" svg:y1="5.724cm" svg:x2="7.298cm" svg:y2="5.728cm">
          <text:p/>
        </draw:line>
        <draw:line draw:style-name="gr11" draw:text-style-name="P10" draw:layer="layout" svg:x1="11.298cm" svg:y1="5.724cm" svg:x2="12.696cm" svg:y2="5.728cm">
          <text:p/>
        </draw:line>
        <draw:line draw:style-name="gr11" draw:text-style-name="P10" draw:layer="layout" svg:x1="16.7cm" svg:y1="5.724cm" svg:x2="18.098cm" svg:y2="5.728cm">
          <text:p/>
        </draw:line>
        <draw:line draw:style-name="gr11" draw:text-style-name="P10" draw:layer="layout" svg:x1="14.702cm" svg:y1="7.325cm" svg:x2="14.706cm" svg:y2="8.727cm">
          <text:p/>
        </draw:line>
        <draw:line draw:style-name="gr11" draw:text-style-name="P10" draw:layer="layout" svg:x1="19.901cm" svg:y1="7.325cm" svg:x2="19.905cm" svg:y2="8.727cm">
          <text:p/>
        </draw:line>
        <draw:line draw:style-name="gr11" draw:text-style-name="P10" draw:layer="layout" svg:x1="16.7cm" svg:y1="10.125cm" svg:x2="18.098cm" svg:y2="10.129cm">
          <text:p/>
        </draw:line>
        <draw:line draw:style-name="gr11" draw:text-style-name="P10" draw:layer="layout" svg:x1="19.901cm" svg:y1="11.523cm" svg:x2="19.905cm" svg:y2="12.925cm">
          <text:p/>
        </draw:line>
        <draw:line draw:style-name="gr11" draw:text-style-name="P10" draw:layer="layout" svg:x1="18.105cm" svg:y1="11.527cm" svg:x2="16.694cm" svg:y2="12.925cm">
          <text:p/>
        </draw:line>
        <draw:line draw:style-name="gr11" draw:text-style-name="P10" draw:layer="layout" svg:x1="5.9cm" svg:y1="8.73cm" svg:x2="7.298cm" svg:y2="7.319cm">
          <text:p/>
        </draw:line>
        <presentation:notes draw:style-name="dp2">
          <draw:page-thumbnail draw:style-name="gr1" draw:layer="layout" svg:width="7.144cm" svg:height="9.525cm" svg:x="5.953cm" svg:y="1.931cm" draw:page-number="5" presentation:class="page"/>
          <draw:frame presentation:style-name="pr10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2" draw:text-style-name="P11" draw:layer="layout" svg:width="22.846cm" svg:height="3.985cm" svg:x="1.266cm" svg:y="0.352cm" presentation:class="title">
          <draw:text-box>
            <text:p><text:span text:style-name="T9">Этап составления спецификации </text:span></text:p>
          </draw:text-box>
        </draw:frame>
        <draw:frame presentation:style-name="pr13" draw:text-style-name="P12" draw:layer="layout" svg:width="22.846cm" svg:height="12.573cm" svg:x="1.266cm" svg:y="4.441cm" presentation:class="outline" presentation:user-transformed="true">
          <draw:text-box>
            <text:list text:style-name="L6">
              <text:list-item>
                <text:p><text:span text:style-name="T10">Тестирование требований.</text:span></text:p>
              </text:list-item>
              <text:list-item>
                <text:p><text:span text:style-name="T10">Составление тест-плана.</text:span></text:p>
              </text:list-item>
              <text:list-item>
                <text:p><text:span text:style-name="T10">Определение стратегии тестирования.</text:span></text:p>
              </text:list-item>
              <text:list-item>
                <text:p><text:span text:style-name="T10">Определение рисков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6" presentation:class="page"/>
          <draw:frame presentation:style-name="pr1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5" draw:text-style-name="P2" draw:layer="layout" svg:width="23.636cm" svg:height="3.176cm" svg:x="0.9cm" svg:y="0.722cm" presentation:class="title" presentation:user-transformed="true">
          <draw:text-box>
            <text:list text:style-name="L1">
              <text:list-header>
                <text:p text:style-name="P1"><text:span text:style-name="T11">Определение тестового плана</text:span></text:p>
              </text:list-header>
            </text:list>
          </draw:text-box>
        </draw:frame>
        <draw:frame presentation:style-name="pr16" draw:text-style-name="P2" draw:layer="layout" svg:width="22.851cm" svg:height="12.492cm" svg:x="1.265cm" svg:y="4.441cm" presentation:class="outline" presentation:user-transformed="true">
          <draw:text-box>
            <text:list text:style-name="L7">
              <text:list-item>
                <text:p text:style-name="P13"><text:span text:style-name="T12">Тестовый план (</text:span><text:span text:style-name="T13">test plan) – </text:span><text:span text:style-name="T12">документ, описывающий весь объем работ по тестированию, начиная с описания объекта, стратегии, расписания, критериев начала и окончания, конфигурации, специальных знаний, а также оценки рисков с вариантами их разрешения.</text:span></text:p>
              </text:list-item>
              <text:list-item>
                <text:p text:style-name="P13"><text:span text:style-name="T12">Основной стандарт составления тестового плана – </text:span><text:span text:style-name="T13">IEEE-829 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7" presentation:class="page"/>
          <draw:frame presentation:style-name="pr10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7" draw:text-style-name="P2" draw:layer="layout" svg:width="22.851cm" svg:height="3.648cm" svg:x="1.265cm" svg:y="0.519cm" presentation:class="title" presentation:user-transformed="true">
          <draw:text-box>
            <text:list text:style-name="L1">
              <text:list-header>
                <text:p text:style-name="P1"><text:span text:style-name="T11">Структура тестового плана согласно </text:span><text:span text:style-name="T14">IEEE-829</text:span></text:p>
              </text:list-header>
            </text:list>
          </draw:text-box>
        </draw:frame>
        <draw:frame presentation:style-name="pr18" draw:text-style-name="P2" draw:layer="layout" svg:width="22.851cm" svg:height="13.798cm" svg:x="1.265cm" svg:y="4.326cm" presentation:class="outline" presentation:user-transformed="true">
          <draw:text-box>
            <text:list text:style-name="L7">
              <text:list-item>
                <text:p text:style-name="P14"><text:span text:style-name="T15">Идентификатор.</text:span></text:p>
              </text:list-item>
              <text:list-item>
                <text:p text:style-name="P14"><text:span text:style-name="T15">Введение.</text:span></text:p>
              </text:list-item>
              <text:list-item>
                <text:p text:style-name="P14"><text:span text:style-name="T15">Список тестируемых бизнес-функций.</text:span></text:p>
              </text:list-item>
              <text:list-item>
                <text:p text:style-name="P14"><text:span text:style-name="T15">Список тестируемых функциональностей.</text:span></text:p>
              </text:list-item>
              <text:list-item>
                <text:p text:style-name="P14"><text:span text:style-name="T15">Список функциональностей, исключаемых из тестирования на данной фазе.</text:span></text:p>
              </text:list-item>
              <text:list-item>
                <text:p text:style-name="P14"><text:span text:style-name="T15">Подходы</text:span><text:span text:style-name="T16"> </text:span><text:span text:style-name="T15">к тестированию каждой функциональности, бизнес функции и взаимодействию между функциями.</text:span></text:p>
              </text:list-item>
              <text:list-item>
                <text:p text:style-name="P14"><text:span text:style-name="T15">Критерии прохождения или не прохождения теста.</text:span></text:p>
              </text:list-item>
              <text:list-item>
                <text:p text:style-name="P14"><text:span text:style-name="T15">Условия при которых тестирование останавливается.</text:span></text:p>
              </text:list-item>
              <text:list-item>
                <text:p text:style-name="P14"><text:span text:style-name="T15">Требования при которых тестирование нужно возобновить.</text:span></text:p>
              </text:list-item>
              <text:list-item>
                <text:p text:style-name="P14"><text:span text:style-name="T15">Документы, которые должны быть готовы до начала фазы тестирования.</text:span></text:p>
              </text:list-item>
              <text:list-item>
                <text:p text:style-name="P14"><text:span text:style-name="T15">Задачи для конкретной фазы тестирования.</text:span></text:p>
              </text:list-item>
              <text:list-item>
                <text:p text:style-name="P14"><text:span text:style-name="T15">Программно аппаратное окружение.</text:span></text:p>
              </text:list-item>
              <text:list-item>
                <text:p text:style-name="P14"><text:span text:style-name="T15">Требуемый персонал и уровень квалификации.</text:span></text:p>
              </text:list-item>
              <text:list-item>
                <text:p text:style-name="P14"><text:span text:style-name="T15">Оценка рисков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8" presentation:class="page"/>
          <draw:frame presentation:style-name="pr10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7" draw:text-style-name="P2" draw:layer="layout" svg:width="22.851cm" svg:height="3.648cm" svg:x="1.265cm" svg:y="0.519cm" presentation:class="title" presentation:user-transformed="true">
          <draw:text-box>
            <text:list text:style-name="L1">
              <text:list-header>
                <text:p text:style-name="P1"><text:span text:style-name="T11">Структура тест дизайна согласно </text:span><text:span text:style-name="T14">IEEE-829</text:span></text:p>
              </text:list-header>
            </text:list>
          </draw:text-box>
        </draw:frame>
        <draw:frame presentation:style-name="pr19" draw:text-style-name="P2" draw:layer="layout" svg:width="22.851cm" svg:height="12.007cm" svg:x="1.265cm" svg:y="4.925cm" presentation:class="outline" presentation:user-transformed="true">
          <draw:text-box>
            <text:list text:style-name="L7">
              <text:list-item>
                <text:p text:style-name="P3"><text:span text:style-name="T2">Идентификатор</text:span></text:p>
              </text:list-item>
              <text:list-item>
                <text:p text:style-name="P3"><text:span text:style-name="T2">Тестируемые функциональности.</text:span></text:p>
              </text:list-item>
              <text:list-item>
                <text:p text:style-name="P3"><text:span text:style-name="T2">Дополнения к подходам тестирования, представленным в тест плане.</text:span></text:p>
              </text:list-item>
              <text:list-item>
                <text:p text:style-name="P3"><text:span text:style-name="T2">Идентификаторы тесткейсов.</text:span></text:p>
              </text:list-item>
              <text:list-item>
                <text:p text:style-name="P3"><text:span text:style-name="T2">Критерии прохождения / не прохождения тестов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9" presentation:class="page"/>
          <draw:frame presentation:style-name="pr10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draw:frame presentation:style-name="pr15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<text:span text:style-name="T17">Основные элементы тесткейса</text:span></text:p>
              </text:list-header>
            </text:list>
          </draw:text-box>
        </draw:frame>
        <draw:custom-shape draw:style-name="gr12" draw:text-style-name="P2" draw:layer="layout" svg:width="18.856cm" svg:height="1.018cm" svg:x="1.843cm" svg:y="5.323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8.197cm" svg:height="1.023cm" svg:x="3.502cm" svg:y="10.724cm">
          <text:list text:style-name="L5">
            <text:list-header>
              <text:p text:style-name="P1"><text:span text:style-name="T18">Тестовый сценарий = тестовое правило + тестовые данны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4.604cm" svg:height="2.601cm" svg:x="3.501cm" svg:y="5.927cm">
          <text:list text:style-name="L5">
            <text:list-header>
              <text:p text:style-name="P8"><text:span text:style-name="T18">Входные</text:span></text:p>
              <text:p text:style-name="P8"><text:span text:style-name="T18">данны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603cm" svg:height="2.601cm" svg:x="10.297cm" svg:y="5.927cm">
          <text:list text:style-name="L5">
            <text:list-header>
              <text:p text:style-name="P8"><text:span text:style-name="T18">Порядок</text:span></text:p>
              <text:p text:style-name="P8"><text:span text:style-name="T18">выполнени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604cm" svg:height="2.601cm" svg:x="17.101cm" svg:y="5.927cm">
          <text:list text:style-name="L5">
            <text:list-header>
              <text:p text:style-name="P8"><text:span text:style-name="T18">Выходные</text:span></text:p>
              <text:p text:style-name="P8"><text:span text:style-name="T18">данные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8.101cm" svg:y1="7.126cm" svg:x2="10.301cm" svg:y2="7.131cm">
          <text:p/>
        </draw:line>
        <draw:line draw:style-name="gr11" draw:text-style-name="P10" draw:layer="layout" svg:x1="14.9cm" svg:y1="7.126cm" svg:x2="17.101cm" svg:y2="7.131cm">
          <text:p/>
        </draw:line>
        <presentation:notes draw:style-name="dp2">
          <draw:page-thumbnail draw:style-name="gr1" draw:layer="layout" svg:width="7.144cm" svg:height="9.525cm" svg:x="5.953cm" svg:y="1.931cm" draw:page-number="10" presentation:class="page"/>
          <draw:frame presentation:style-name="pr10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draw:frame presentation:style-name="pr20" draw:text-style-name="P4" draw:layer="layout" svg:width="22.846cm" svg:height="3.985cm" svg:x="1.266cm" svg:y="0.352cm" presentation:class="title">
          <draw:text-box>
            <text:p><text:span text:style-name="T3">Сравнение тестирования для каждого уровня.</text:span></text:p>
          </draw:text-box>
        </draw:frame>
        <draw:rect draw:style-name="gr15" draw:text-style-name="P15" draw:layer="layout" svg:width="1.5cm" svg:height="1.5cm" svg:x="1.5cm" svg:y="10.2cm">
          <text:p><text:span text:style-name="T19">компонентное</text:span></text:p>
        </draw:rect>
        <draw:rect draw:style-name="gr15" draw:text-style-name="P16" draw:layer="layout" svg:width="3cm" svg:height="3cm" svg:x="5.1cm" svg:y="9.4cm">
          <text:p><text:span text:style-name="T20">Интеграционное</text:span></text:p>
        </draw:rect>
        <draw:rect draw:style-name="gr15" draw:text-style-name="P17" draw:layer="layout" svg:width="5cm" svg:height="5cm" svg:x="10.8cm" svg:y="8.4cm">
          <text:p><text:span text:style-name="T21">Системное</text:span></text:p>
        </draw:rect>
        <draw:line draw:style-name="gr16" draw:layer="layout" svg:x1="0.4cm" svg:y1="11cm" svg:x2="1.4cm" svg:y2="11cm">
          <text:p/>
        </draw:line>
        <draw:line draw:style-name="gr16" draw:layer="layout" svg:x1="3cm" svg:y1="11cm" svg:x2="4cm" svg:y2="11cm">
          <text:p/>
        </draw:line>
        <draw:line draw:style-name="gr16" draw:layer="layout" svg:x1="4.099cm" svg:y1="9.95cm" svg:x2="5.099cm" svg:y2="9.95cm">
          <text:p/>
        </draw:line>
        <draw:line draw:style-name="gr16" draw:layer="layout" svg:x1="4.098cm" svg:y1="10.5cm" svg:x2="5.098cm" svg:y2="10.5cm">
          <text:p/>
        </draw:line>
        <draw:line draw:style-name="gr16" draw:layer="layout" svg:x1="4.098cm" svg:y1="11.3cm" svg:x2="5.098cm" svg:y2="11.3cm">
          <text:p/>
        </draw:line>
        <draw:line draw:style-name="gr16" draw:layer="layout" svg:x1="4.098cm" svg:y1="11.9cm" svg:x2="5.098cm" svg:y2="11.9cm">
          <text:p/>
        </draw:line>
        <draw:line draw:style-name="gr16" draw:layer="layout" svg:x1="5.6cm" svg:y1="8.4cm" svg:x2="5.6cm" svg:y2="9.4cm">
          <text:p/>
        </draw:line>
        <draw:line draw:style-name="gr16" draw:layer="layout" svg:x1="6.25cm" svg:y1="8.399cm" svg:x2="6.25cm" svg:y2="9.399cm">
          <text:p/>
        </draw:line>
        <draw:line draw:style-name="gr16" draw:layer="layout" svg:x1="6.9cm" svg:y1="8.398cm" svg:x2="6.9cm" svg:y2="9.398cm">
          <text:p/>
        </draw:line>
        <draw:line draw:style-name="gr16" draw:layer="layout" svg:x1="7.55cm" svg:y1="8.397cm" svg:x2="7.55cm" svg:y2="9.397cm">
          <text:p/>
        </draw:line>
        <draw:line draw:style-name="gr16" draw:layer="layout" svg:x1="5.6cm" svg:y1="13.4cm" svg:x2="5.6cm" svg:y2="12.4cm">
          <text:p/>
        </draw:line>
        <draw:line draw:style-name="gr16" draw:layer="layout" svg:x1="6.25cm" svg:y1="13.4cm" svg:x2="6.25cm" svg:y2="12.4cm">
          <text:p/>
        </draw:line>
        <draw:line draw:style-name="gr16" draw:layer="layout" svg:x1="6.9cm" svg:y1="13.4cm" svg:x2="6.9cm" svg:y2="12.4cm">
          <text:p/>
        </draw:line>
        <draw:line draw:style-name="gr16" draw:layer="layout" svg:x1="7.55cm" svg:y1="13.4cm" svg:x2="7.55cm" svg:y2="12.4cm">
          <text:p/>
        </draw:line>
        <draw:line draw:style-name="gr16" draw:layer="layout" svg:x1="8.098cm" svg:y1="10cm" svg:x2="9.098cm" svg:y2="10cm">
          <text:p/>
        </draw:line>
        <draw:line draw:style-name="gr16" draw:layer="layout" svg:x1="8.097cm" svg:y1="10.45cm" svg:x2="9.097cm" svg:y2="10.45cm">
          <text:p/>
        </draw:line>
        <draw:line draw:style-name="gr16" draw:layer="layout" svg:x1="8.096cm" svg:y1="11.3cm" svg:x2="9.096cm" svg:y2="11.3cm">
          <text:p/>
        </draw:line>
        <draw:line draw:style-name="gr16" draw:layer="layout" svg:x1="8.095cm" svg:y1="11.85cm" svg:x2="9.095cm" svg:y2="11.85cm">
          <text:p/>
        </draw:line>
        <draw:line draw:style-name="gr16" draw:layer="layout" svg:x1="9.797cm" svg:y1="9.05cm" svg:x2="10.797cm" svg:y2="9.05cm">
          <text:p/>
        </draw:line>
        <draw:line draw:style-name="gr16" draw:layer="layout" svg:x1="9.796cm" svg:y1="9.6cm" svg:x2="10.796cm" svg:y2="9.6cm">
          <text:p/>
        </draw:line>
        <draw:line draw:style-name="gr16" draw:layer="layout" svg:x1="9.795cm" svg:y1="10.15cm" svg:x2="10.795cm" svg:y2="10.15cm">
          <text:p/>
        </draw:line>
        <draw:line draw:style-name="gr16" draw:layer="layout" svg:x1="9.794cm" svg:y1="10.7cm" svg:x2="10.794cm" svg:y2="10.7cm">
          <text:p/>
        </draw:line>
        <draw:line draw:style-name="gr16" draw:layer="layout" svg:x1="9.793cm" svg:y1="11.25cm" svg:x2="10.793cm" svg:y2="11.25cm">
          <text:p/>
        </draw:line>
        <draw:line draw:style-name="gr16" draw:layer="layout" svg:x1="9.792cm" svg:y1="11.8cm" svg:x2="10.792cm" svg:y2="11.8cm">
          <text:p/>
        </draw:line>
        <draw:line draw:style-name="gr16" draw:layer="layout" svg:x1="9.791cm" svg:y1="12.35cm" svg:x2="10.791cm" svg:y2="12.35cm">
          <text:p/>
        </draw:line>
        <draw:line draw:style-name="gr16" draw:layer="layout" svg:x1="9.79cm" svg:y1="12.9cm" svg:x2="10.79cm" svg:y2="12.9cm">
          <text:p/>
        </draw:line>
        <draw:line draw:style-name="gr16" draw:layer="layout" svg:x1="14.6cm" svg:y1="7.4cm" svg:x2="14.6cm" svg:y2="8.4cm">
          <text:p/>
        </draw:line>
        <draw:line draw:style-name="gr16" draw:layer="layout" svg:x1="11.25cm" svg:y1="7.399cm" svg:x2="11.25cm" svg:y2="8.399cm">
          <text:p/>
        </draw:line>
        <draw:line draw:style-name="gr16" draw:layer="layout" svg:x1="11.75cm" svg:y1="7.399cm" svg:x2="11.75cm" svg:y2="8.399cm">
          <text:p/>
        </draw:line>
        <draw:line draw:style-name="gr16" draw:layer="layout" svg:x1="12.25cm" svg:y1="7.399cm" svg:x2="12.25cm" svg:y2="8.399cm">
          <text:p/>
        </draw:line>
        <draw:line draw:style-name="gr16" draw:layer="layout" svg:x1="12.85cm" svg:y1="7.399cm" svg:x2="12.85cm" svg:y2="8.399cm">
          <text:p/>
        </draw:line>
        <draw:line draw:style-name="gr16" draw:layer="layout" svg:x1="13.45cm" svg:y1="7.399cm" svg:x2="13.45cm" svg:y2="8.399cm">
          <text:p/>
        </draw:line>
        <draw:line draw:style-name="gr16" draw:layer="layout" svg:x1="14.05cm" svg:y1="7.399cm" svg:x2="14.05cm" svg:y2="8.399cm">
          <text:p/>
        </draw:line>
        <draw:line draw:style-name="gr16" draw:layer="layout" svg:x1="15.15cm" svg:y1="7.399cm" svg:x2="15.15cm" svg:y2="8.399cm">
          <text:p/>
        </draw:line>
        <draw:line draw:style-name="gr16" draw:layer="layout" svg:x1="14.6cm" svg:y1="14.4cm" svg:x2="14.6cm" svg:y2="13.4cm">
          <text:p/>
        </draw:line>
        <draw:line draw:style-name="gr16" draw:layer="layout" svg:x1="15.05cm" svg:y1="14.4cm" svg:x2="15.05cm" svg:y2="13.4cm">
          <text:p/>
        </draw:line>
        <draw:line draw:style-name="gr16" draw:layer="layout" svg:x1="14.15cm" svg:y1="14.4cm" svg:x2="14.15cm" svg:y2="13.4cm">
          <text:p/>
        </draw:line>
        <draw:line draw:style-name="gr16" draw:layer="layout" svg:x1="13.65cm" svg:y1="14.4cm" svg:x2="13.65cm" svg:y2="13.4cm">
          <text:p/>
        </draw:line>
        <draw:line draw:style-name="gr16" draw:layer="layout" svg:x1="13.05cm" svg:y1="14.4cm" svg:x2="13.05cm" svg:y2="13.4cm">
          <text:p/>
        </draw:line>
        <draw:line draw:style-name="gr16" draw:layer="layout" svg:x1="12.45cm" svg:y1="14.4cm" svg:x2="12.45cm" svg:y2="13.4cm">
          <text:p/>
        </draw:line>
        <draw:line draw:style-name="gr16" draw:layer="layout" svg:x1="11.85cm" svg:y1="14.4cm" svg:x2="11.85cm" svg:y2="13.4cm">
          <text:p/>
        </draw:line>
        <draw:line draw:style-name="gr16" draw:layer="layout" svg:x1="11.35cm" svg:y1="14.4cm" svg:x2="11.35cm" svg:y2="13.4cm">
          <text:p/>
        </draw:line>
        <draw:line draw:style-name="gr16" draw:layer="layout" svg:x1="15.796cm" svg:y1="9cm" svg:x2="16.796cm" svg:y2="9cm">
          <text:p/>
        </draw:line>
        <draw:line draw:style-name="gr16" draw:layer="layout" svg:x1="15.795cm" svg:y1="9.55cm" svg:x2="16.795cm" svg:y2="9.55cm">
          <text:p/>
        </draw:line>
        <draw:line draw:style-name="gr16" draw:layer="layout" svg:x1="15.794cm" svg:y1="10cm" svg:x2="16.794cm" svg:y2="10cm">
          <text:p/>
        </draw:line>
        <draw:line draw:style-name="gr16" draw:layer="layout" svg:x1="15.793cm" svg:y1="10.55cm" svg:x2="16.793cm" svg:y2="10.55cm">
          <text:p/>
        </draw:line>
        <draw:line draw:style-name="gr16" draw:layer="layout" svg:x1="15.792cm" svg:y1="11.1cm" svg:x2="16.792cm" svg:y2="11.1cm">
          <text:p/>
        </draw:line>
        <draw:line draw:style-name="gr16" draw:layer="layout" svg:x1="15.791cm" svg:y1="11.65cm" svg:x2="16.791cm" svg:y2="11.65cm">
          <text:p/>
        </draw:line>
        <draw:line draw:style-name="gr16" draw:layer="layout" svg:x1="15.79cm" svg:y1="12.2cm" svg:x2="16.79cm" svg:y2="12.2cm">
          <text:p/>
        </draw:line>
        <draw:line draw:style-name="gr16" draw:layer="layout" svg:x1="15.789cm" svg:y1="12.85cm" svg:x2="16.789cm" svg:y2="12.85cm">
          <text:p/>
        </draw:line>
        <draw:rect draw:style-name="gr15" draw:text-style-name="P17" draw:layer="layout" svg:width="5cm" svg:height="5cm" svg:x="18.299cm" svg:y="8.4cm">
          <text:p text:style-name="P18"><text:span text:style-name="T21">Приёмо -</text:span></text:p>
          <text:p><text:span text:style-name="T21">сдаточное</text:span></text:p>
        </draw:rect>
        <draw:line draw:style-name="gr16" draw:layer="layout" svg:x1="17.295cm" svg:y1="9.3cm" svg:x2="18.295cm" svg:y2="9.3cm">
          <text:p/>
        </draw:line>
        <draw:line draw:style-name="gr16" draw:layer="layout" svg:x1="17.293cm" svg:y1="10.3cm" svg:x2="18.293cm" svg:y2="10.3cm">
          <text:p/>
        </draw:line>
        <draw:line draw:style-name="gr16" draw:layer="layout" svg:x1="17.291cm" svg:y1="11.4cm" svg:x2="18.291cm" svg:y2="11.4cm">
          <text:p/>
        </draw:line>
        <draw:line draw:style-name="gr16" draw:layer="layout" svg:x1="17.289cm" svg:y1="12.5cm" svg:x2="18.289cm" svg:y2="12.5cm">
          <text:p/>
        </draw:line>
        <draw:line draw:style-name="gr16" draw:layer="layout" svg:x1="22.399cm" svg:y1="7.4cm" svg:x2="22.399cm" svg:y2="8.4cm">
          <text:p/>
        </draw:line>
        <draw:line draw:style-name="gr16" draw:layer="layout" svg:x1="19.049cm" svg:y1="7.399cm" svg:x2="19.049cm" svg:y2="8.399cm">
          <text:p/>
        </draw:line>
        <draw:line draw:style-name="gr16" draw:layer="layout" svg:x1="20.149cm" svg:y1="7.399cm" svg:x2="20.149cm" svg:y2="8.399cm">
          <text:p/>
        </draw:line>
        <draw:line draw:style-name="gr16" draw:layer="layout" svg:x1="21.349cm" svg:y1="7.399cm" svg:x2="21.349cm" svg:y2="8.399cm">
          <text:p/>
        </draw:line>
        <draw:line draw:style-name="gr16" draw:layer="layout" svg:x1="22.399cm" svg:y1="14.4cm" svg:x2="22.399cm" svg:y2="13.4cm">
          <text:p/>
        </draw:line>
        <draw:line draw:style-name="gr16" draw:layer="layout" svg:x1="21.349cm" svg:y1="14.4cm" svg:x2="21.349cm" svg:y2="13.4cm">
          <text:p/>
        </draw:line>
        <draw:line draw:style-name="gr16" draw:layer="layout" svg:x1="20.349cm" svg:y1="14.4cm" svg:x2="20.349cm" svg:y2="13.4cm">
          <text:p/>
        </draw:line>
        <draw:line draw:style-name="gr16" draw:layer="layout" svg:x1="19.149cm" svg:y1="14.4cm" svg:x2="19.149cm" svg:y2="13.4cm">
          <text:p/>
        </draw:line>
        <draw:line draw:style-name="gr16" draw:layer="layout" svg:x1="23.294cm" svg:y1="9.35cm" svg:x2="24.294cm" svg:y2="9.35cm">
          <text:p/>
        </draw:line>
        <draw:line draw:style-name="gr16" draw:layer="layout" svg:x1="23.292cm" svg:y1="10.35cm" svg:x2="24.292cm" svg:y2="10.35cm">
          <text:p/>
        </draw:line>
        <draw:line draw:style-name="gr16" draw:layer="layout" svg:x1="23.29cm" svg:y1="11.45cm" svg:x2="24.29cm" svg:y2="11.45cm">
          <text:p/>
        </draw:line>
        <draw:line draw:style-name="gr16" draw:layer="layout" svg:x1="23.288cm" svg:y1="12.55cm" svg:x2="24.288cm" svg:y2="12.55cm">
          <text:p/>
        </draw:line>
        <presentation:notes draw:style-name="dp2">
          <draw:page-thumbnail draw:style-name="gr1" draw:layer="layout" svg:width="32.773cm" svg:height="34.701cm" svg:x="-32.774cm" svg:y="-32.77cm" draw:page-number="11" presentation:class="page"/>
          <draw:frame presentation:style-name="pr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2" draw:text-style-name="P19" draw:layer="layout" svg:width="22.846cm" svg:height="3.985cm" svg:x="1.266cm" svg:y="0.352cm" presentation:class="title">
          <draw:text-box>
            <text:p><text:span text:style-name="T22">Техники тест-дизайна при тестировании по методу черного ящика</text:span></text:p>
          </draw:text-box>
        </draw:frame>
        <draw:frame presentation:style-name="pr21" draw:text-style-name="P20" draw:layer="layout" svg:width="22.846cm" svg:height="12.573cm" svg:x="1.266cm" svg:y="4.441cm" presentation:class="outline">
          <draw:text-box>
            <text:list text:style-name="L6">
              <text:list-item>
                <text:p><text:span text:style-name="T23">Выделение классов эквивалентности.</text:span></text:p>
              </text:list-item>
              <text:list-item>
                <text:p><text:span text:style-name="T23">Анализ граничных значений.</text:span></text:p>
              </text:list-item>
              <text:list-item>
                <text:p><text:span text:style-name="T23">Использование таблицы решений.</text:span></text:p>
              </text:list-item>
              <text:list-item>
                <text:p><text:span text:style-name="T23">Парное тестирование.</text:span></text:p>
              </text:list-item>
              <text:list-item>
                <text:p><text:span text:style-name="T23">Тестирование по таблице переходов.</text:span></text:p>
              </text:list-item>
              <text:list-item>
                <text:p><text:span text:style-name="T23">Анализ области значений.</text:span></text:p>
              </text:list-item>
              <text:list-item>
                <text:p><text:span text:style-name="T23">Тестирование пользовательских сценариев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12" presentation:class="page"/>
          <draw:frame presentation:style-name="pr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20" draw:text-style-name="P4" draw:layer="layout" svg:width="22.846cm" svg:height="4.833cm" svg:x="1.266cm" svg:y="-0.072cm" presentation:class="title" presentation:user-transformed="true">
          <draw:text-box>
            <text:p><text:span text:style-name="T3">Выделение классов эквивалентности для размера сегмента файла</text:span></text:p>
          </draw:text-box>
        </draw:frame>
        <draw:frame draw:style-name="standard" draw:layer="layout" svg:width="22.845cm" svg:height="5.137cm" svg:x="1.397cm" svg:y="6.30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24">Размер сегмента файла</text:span></text:p>
              </table:table-cell>
              <table:table-cell>
                <text:p text:style-name="P18"><text:span text:style-name="T24">Результат</text:span></text:p>
              </table:table-cell>
            </table:table-row>
            <table:table-row table:style-name="ro1">
              <table:table-cell table:style-name="ce2">
                <text:p text:style-name="P18"><text:span text:style-name="T4">0 байт</text:span></text:p>
              </table:table-cell>
              <table:table-cell table:style-name="ce3">
                <text:p text:style-name="P18"><text:span text:style-name="T4">Не загружаем</text:span></text:p>
              </table:table-cell>
            </table:table-row>
            <table:table-row table:style-name="ro1">
              <table:table-cell table:style-name="ce2">
                <text:p text:style-name="P18"><text:span text:style-name="T4">&lt; 5 Mb</text:span></text:p>
              </table:table-cell>
              <table:table-cell table:style-name="ce3">
                <text:p text:style-name="P18"><text:span text:style-name="T4">Успешная загрузка</text:span></text:p>
              </table:table-cell>
            </table:table-row>
            <table:table-row table:style-name="ro1">
              <table:table-cell table:style-name="ce2">
                <text:p text:style-name="P18"><text:span text:style-name="T4">5 Mb</text:span></text:p>
              </table:table-cell>
              <table:table-cell table:style-name="ce3">
                <text:p text:style-name="P18"><text:span text:style-name="T4">Успешная загрузка</text:span></text:p>
              </table:table-cell>
            </table:table-row>
            <table:table-row table:style-name="ro2">
              <table:table-cell table:style-name="ce2">
                <text:p text:style-name="P18"><text:span text:style-name="T4">&gt; 5 Mb</text:span></text:p>
              </table:table-cell>
              <table:table-cell table:style-name="ce3">
                <text:p text:style-name="P18"><text:span text:style-name="T4">Не загружаем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13" presentation:class="page"/>
          <draw:frame presentation:style-name="pr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draw:frame presentation:style-name="pr4" draw:text-style-name="P21" draw:layer="layout" svg:width="22.846cm" svg:height="4.323cm" svg:x="1.266cm" svg:y="0.184cm" presentation:class="title" presentation:user-transformed="true">
          <draw:text-box>
            <text:p><text:span text:style-name="T25">Комбинации входных данных функции регистрация для приложения «Сайт с багами»</text:span></text:p>
          </draw:text-box>
        </draw:frame>
        <draw:frame presentation:style-name="pr22" draw:text-style-name="P22" draw:layer="layout" svg:width="22.846cm" svg:height="12.323cm" svg:x="1.266cm" svg:y="4.566cm" presentation:class="subtitle" presentation:placeholder="true" presentation:user-transformed="true">
          <draw:text-box/>
        </draw:frame>
        <draw:frame draw:style-name="standard" draw:layer="layout" svg:width="22.561cm" svg:height="12.366cm" svg:x="1.5cm" svg:y="4.63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23"><text:span text:style-name="T26">Поле ввода</text:span></text:p>
              </table:table-cell>
              <table:table-cell>
                <text:p text:style-name="P23"><text:span text:style-name="T26">Данные</text:span></text:p>
              </table:table-cell>
              <table:table-cell>
                <text:p text:style-name="P23"><text:span text:style-name="T26">Зависимости</text:span></text:p>
              </table:table-cell>
            </table:table-row>
            <table:table-row table:style-name="ro3" table:default-cell-style-name="ce5">
              <table:table-cell table:number-rows-spanned="2">
                <text:p text:style-name="P23"><text:span text:style-name="T27">Имя / Фамилия</text:span></text:p>
              </table:table-cell>
              <table:table-cell>
                <text:p text:style-name="P23"><text:span text:style-name="T27">Любые</text:span></text:p>
              </table:table-cell>
              <table:table-cell table:style-name="ce6" table:number-rows-spanned="2">
                <text:p text:style-name="P23">Нет</text:p>
              </table:table-cell>
            </table:table-row>
            <table:table-row table:style-name="ro4" table:default-cell-style-name="ce5">
              <table:covered-table-cell/>
              <table:table-cell>
                <text:p text:style-name="P23"><text:span text:style-name="T27">Пустое поле</text:span></text:p>
              </table:table-cell>
              <table:covered-table-cell table:style-name="ce6"/>
            </table:table-row>
            <table:table-row table:style-name="ro3" table:default-cell-style-name="ce5">
              <table:table-cell table:number-rows-spanned="3">
                <text:p text:style-name="P23"><text:span text:style-name="T27">e-mail</text:span></text:p>
              </table:table-cell>
              <table:table-cell>
                <text:p text:style-name="P23"><text:span text:style-name="T27">Согласно RFC</text:span></text:p>
              </table:table-cell>
              <table:table-cell table:number-rows-spanned="3">
                <text:p text:style-name="P23"><text:span text:style-name="T27">Нет</text:span></text:p>
              </table:table-cell>
            </table:table-row>
            <table:table-row table:style-name="ro3" table:default-cell-style-name="ce5">
              <table:covered-table-cell/>
              <table:table-cell>
                <text:p text:style-name="P23"><text:span text:style-name="T27">Не форматировано</text:span></text:p>
              </table:table-cell>
              <table:covered-table-cell/>
            </table:table-row>
            <table:table-row table:style-name="ro4" table:default-cell-style-name="ce5">
              <table:covered-table-cell/>
              <table:table-cell>
                <text:p text:style-name="P23"><text:span text:style-name="T27">Пустое поле</text:span></text:p>
              </table:table-cell>
              <table:covered-table-cell/>
            </table:table-row>
            <table:table-row table:style-name="ro5" table:default-cell-style-name="ce5">
              <table:table-cell table:number-rows-spanned="3">
                <text:p text:style-name="P23"><text:span text:style-name="T27">Пароль</text:span></text:p>
              </table:table-cell>
              <table:table-cell>
                <text:p text:style-name="P23"><text:span text:style-name="T27">Равно «подтвердить пароль»</text:span></text:p>
              </table:table-cell>
              <table:table-cell table:number-rows-spanned="3">
                <text:p text:style-name="P23"><text:span text:style-name="T27">Подтверждение пароля</text:span></text:p>
              </table:table-cell>
            </table:table-row>
            <table:table-row table:style-name="ro6" table:default-cell-style-name="ce5">
              <table:covered-table-cell/>
              <table:table-cell>
                <text:p text:style-name="P23"><text:span text:style-name="T27">Не равно «подтвердить пароль»</text:span></text:p>
              </table:table-cell>
              <table:covered-table-cell/>
            </table:table-row>
            <table:table-row table:style-name="ro4" table:default-cell-style-name="ce5">
              <table:covered-table-cell/>
              <table:table-cell>
                <text:p text:style-name="P23"><text:span text:style-name="T27">Пустое поле</text:span></text:p>
              </table:table-cell>
              <table:covered-table-cell/>
            </table:table-row>
            <table:table-row table:style-name="ro4" table:default-cell-style-name="ce5">
              <table:table-cell table:number-rows-spanned="3">
                <text:p text:style-name="P23"><text:span text:style-name="T27">Подтвердить пароль</text:span></text:p>
              </table:table-cell>
              <table:table-cell>
                <text:p text:style-name="P23"><text:span text:style-name="T27">Равно «пароль»</text:span></text:p>
              </table:table-cell>
              <table:table-cell table:number-rows-spanned="3">
                <text:p text:style-name="P23"><text:span text:style-name="T27">Пароль</text:span></text:p>
              </table:table-cell>
            </table:table-row>
            <table:table-row table:style-name="ro4" table:default-cell-style-name="ce5">
              <table:covered-table-cell/>
              <table:table-cell>
                <text:p text:style-name="P23"><text:span text:style-name="T27">Не равно «пароль»</text:span></text:p>
              </table:table-cell>
              <table:covered-table-cell/>
            </table:table-row>
            <table:table-row table:style-name="ro7" table:default-cell-style-name="ce5">
              <table:covered-table-cell/>
              <table:table-cell>
                <text:p text:style-name="P23"><text:span text:style-name="T27">Пустое поле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14" presentation:class="page"/>
          <draw:frame presentation:style-name="pr6" draw:text-style-name="P6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draw:frame presentation:style-name="pr4" draw:text-style-name="P4" draw:layer="layout" svg:width="22.846cm" svg:height="4.246cm" svg:x="1.266cm" svg:y="0.222cm" presentation:class="title">
          <draw:text-box>
            <text:p><text:span text:style-name="T3">Техника использования таблицы решений</text:span></text:p>
          </draw:text-box>
        </draw:frame>
        <draw:frame draw:name="Object 1" draw:style-name="gr17" draw:layer="layout" svg:width="20.553cm" svg:height="12.089cm" svg:x="3.817cm" svg:y="4.74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22" draw:layer="layout" svg:width="22.846cm" svg:height="12.323cm" svg:x="1.266cm" svg:y="4.566cm" presentation:class="subtitle" presentation:placeholder="true" presentation:user-transformed="true">
          <draw:text-box/>
        </draw:frame>
        <draw:frame draw:style-name="standard" draw:layer="layout" svg:width="22.499cm" svg:height="11.675cm" svg:x="1.394cm" svg:y="5.11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8" table:default-cell-style-name="ce5">
              <table:table-cell/>
              <table:table-cell>
                <text:p><text:span text:style-name="T27">Правило 1</text:span></text:p>
              </table:table-cell>
              <table:table-cell>
                <text:p><text:span text:style-name="T27">Правило 2</text:span></text:p>
              </table:table-cell>
              <table:table-cell>
                <text:p><text:span text:style-name="T27">Правило 3</text:span></text:p>
              </table:table-cell>
              <table:table-cell>
                <text:p><text:span text:style-name="T27">Правило 4</text:span></text:p>
              </table:table-cell>
            </table:table-row>
            <table:table-row table:style-name="ro8" table:default-cell-style-name="ce7">
              <table:table-cell table:style-name="ce5">
                <text:p><text:span text:style-name="T27">Условие 1</text:span></text:p>
              </table:table-cell>
              <table:table-cell>
                <text:p text:style-name="P18"><text:span text:style-name="T27">+</text:span></text:p>
              </table:table-cell>
              <table:table-cell/>
              <table:table-cell/>
              <table:table-cell>
                <text:p text:style-name="P18"><text:span text:style-name="T27">+</text:span></text:p>
              </table:table-cell>
            </table:table-row>
            <table:table-row table:style-name="ro8" table:default-cell-style-name="ce7">
              <table:table-cell table:style-name="ce5">
                <text:p><text:span text:style-name="T27">Условие 2</text:span></text:p>
              </table:table-cell>
              <table:table-cell/>
              <table:table-cell>
                <text:p text:style-name="P18"><text:span text:style-name="T27">+</text:span></text:p>
              </table:table-cell>
              <table:table-cell/>
              <table:table-cell/>
            </table:table-row>
            <table:table-row table:style-name="ro8" table:default-cell-style-name="ce7">
              <table:table-cell table:style-name="ce5">
                <text:p><text:span text:style-name="T27">Условие 3</text:span></text:p>
              </table:table-cell>
              <table:table-cell>
                <text:p text:style-name="P18"><text:span text:style-name="T27">+</text:span></text:p>
              </table:table-cell>
              <table:table-cell/>
              <table:table-cell>
                <text:p text:style-name="P18"><text:span text:style-name="T27">+</text:span></text:p>
              </table:table-cell>
              <table:table-cell/>
            </table:table-row>
            <table:table-row table:style-name="ro8" table:default-cell-style-name="ce7">
              <table:table-cell table:style-name="ce5">
                <text:p><text:span text:style-name="T27">Условие 4</text:span></text:p>
              </table:table-cell>
              <table:table-cell/>
              <table:table-cell>
                <text:p text:style-name="P18"><text:span text:style-name="T27">+</text:span></text:p>
              </table:table-cell>
              <table:table-cell/>
              <table:table-cell/>
            </table:table-row>
            <table:table-row table:style-name="ro8" table:default-cell-style-name="ce7">
              <table:table-cell table:style-name="ce5">
                <text:p><text:span text:style-name="T27">Условие 5</text:span></text:p>
              </table:table-cell>
              <table:table-cell>
                <text:p text:style-name="P18"><text:span text:style-name="T27">+</text:span></text:p>
              </table:table-cell>
              <table:table-cell/>
              <table:table-cell/>
              <table:table-cell>
                <text:p text:style-name="P18"><text:span text:style-name="T27">+</text:span></text:p>
              </table:table-cell>
            </table:table-row>
            <table:table-row table:style-name="ro8" table:default-cell-style-name="ce7">
              <table:table-cell table:style-name="ce5">
                <text:p><text:span text:style-name="T27">Действие 1</text:span></text:p>
              </table:table-cell>
              <table:table-cell>
                <text:p text:style-name="P18"><text:span text:style-name="T27">+</text:span></text:p>
              </table:table-cell>
              <table:table-cell/>
              <table:table-cell/>
              <table:table-cell/>
            </table:table-row>
            <table:table-row table:style-name="ro8" table:default-cell-style-name="ce7">
              <table:table-cell table:style-name="ce5">
                <text:p><text:span text:style-name="T27">Действие 2</text:span></text:p>
              </table:table-cell>
              <table:table-cell>
                <text:p text:style-name="P18"><text:span text:style-name="T27">+</text:span></text:p>
              </table:table-cell>
              <table:table-cell/>
              <table:table-cell>
                <text:p text:style-name="P18"><text:span text:style-name="T27">+</text:span></text:p>
              </table:table-cell>
              <table:table-cell>
                <text:p text:style-name="P18"><text:span text:style-name="T27">+</text:span></text:p>
              </table:table-cell>
            </table:table-row>
            <table:table-row table:style-name="ro8" table:default-cell-style-name="ce7">
              <table:table-cell table:style-name="ce5">
                <text:p><text:span text:style-name="T27">Действие 3</text:span></text:p>
              </table:table-cell>
              <table:table-cell>
                <text:p text:style-name="P18"><text:span text:style-name="T27">+</text:span></text:p>
              </table:table-cell>
              <table:table-cell/>
              <table:table-cell>
                <text:p text:style-name="P18"><text:span text:style-name="T27">+</text:span></text:p>
              </table:table-cell>
              <table:table-cell>
                <text:p text:style-name="P18"><text:span text:style-name="T27">+</text:span></text:p>
              </table:table-cell>
            </table:table-row>
            <table:table-row table:style-name="ro8" table:default-cell-style-name="ce7">
              <table:table-cell table:style-name="ce5">
                <text:p><text:span text:style-name="T27">Действие 4</text:span></text:p>
              </table:table-cell>
              <table:table-cell>
                <text:p text:style-name="P18"><text:span text:style-name="T27">+</text:span></text:p>
              </table:table-cell>
              <table:table-cell>
                <text:p text:style-name="P18"><text:span text:style-name="T27">+</text:span></text:p>
              </table:table-cell>
              <table:table-cell/>
              <table:table-cell>
                <text:p text:style-name="P18"><text:span text:style-name="T27">+</text:span></text:p>
              </table:table-cell>
            </table:table-row>
            <table:table-row table:style-name="ro8" table:default-cell-style-name="ce7">
              <table:table-cell table:style-name="ce5">
                <text:p><text:span text:style-name="T27">Действие 5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5">
              <table:table-cell>
                <text:p><text:span text:style-name="T27">Действие 6</text:span></text:p>
              </table:table-cell>
              <table:table-cell>
                <text:p text:style-name="P18"><text:span text:style-name="T27">+</text:span></text:p>
              </table:table-cell>
              <table:table-cell>
                <text:p text:style-name="P18"><text:span text:style-name="T27">+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15" presentation:class="page"/>
          <draw:frame presentation:style-name="pr6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64648f" draw:end-color="#6b6b99" draw:start-intensity="100%" draw:end-intensity="100%" draw:angle="0" draw:border="0%"/>
    <draw:gradient draw:name="Gradient_20_11" draw:display-name="Gradient 11" draw:style="linear" draw:start-color="#60608a" draw:end-color="#6b6b99" draw:start-intensity="100%" draw:end-intensity="100%" draw:angle="0" draw:border="0%"/>
    <draw:gradient draw:name="Gradient_20_12" draw:display-name="Gradient 12" draw:style="linear" draw:start-color="#5d5d85" draw:end-color="#6b6b99" draw:start-intensity="100%" draw:end-intensity="100%" draw:angle="0" draw:border="0%"/>
    <draw:gradient draw:name="Gradient_20_13" draw:display-name="Gradient 13" draw:style="linear" draw:start-color="#5a5a81" draw:end-color="#6b6b99" draw:start-intensity="100%" draw:end-intensity="100%" draw:angle="0" draw:border="0%"/>
    <draw:gradient draw:name="Gradient_20_14" draw:display-name="Gradient 14" draw:style="linear" draw:start-color="#545478" draw:end-color="#6b6b99" draw:start-intensity="100%" draw:end-intensity="100%" draw:angle="0" draw:border="0%"/>
    <draw:gradient draw:name="Gradient_20_15" draw:display-name="Gradient 15" draw:style="linear" draw:start-color="#4a4a6a" draw:end-color="#6b6b99" draw:start-intensity="100%" draw:end-intensity="100%" draw:angle="0" draw:border="0%"/>
    <draw:gradient draw:name="Gradient_20_7" draw:display-name="Gradient 7" draw:style="linear" draw:start-color="#404060" draw:end-color="#666699" draw:start-intensity="100%" draw:end-intensity="100%" draw:angle="0" draw:border="0%"/>
    <draw:gradient draw:name="Gradient_20_8" draw:display-name="Gradient 8" draw:style="linear" draw:start-color="#46466a" draw:end-color="#666699" draw:start-intensity="100%" draw:end-intensity="100%" draw:angle="0" draw:border="0%"/>
    <draw:gradient draw:name="Gradient_20_9" draw:display-name="Gradient 9" draw:style="linear" draw:start-color="#57577c" draw:end-color="#6b6b99" draw:start-intensity="100%" draw:end-intensity="100%" draw:angle="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2="1" draw:dots2-length="0.104cm" draw:distance="0.07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gradient" draw:fill-color="#666699" draw:fill-gradient-name="Gradient_20_7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cec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1-background" style:family="presentation">
      <style:graphic-properties draw:stroke="none" draw:fill="gradient" draw:fill-color="#666699" draw:fill-gradient-name="Gradient_20_7" draw:textarea-horizontal-align="center" draw:textarea-vertical-align="middle"/>
      <style:paragraph-properties fo:text-align="center"/>
    </style:style>
    <style:style style:name="Заголовок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Заголовок1-notes" style:family="presentation">
      <style:graphic-properties draw:stroke="none" draw:fill="none">
        <text:list-style style:name="Заголовок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1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Заголовок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outline2" style:family="presentation" style:parent-style-name="Заголовок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Заголовок1-outline3" style:family="presentation" style:parent-style-name="Заголовок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Заголовок1-outline4" style:family="presentation" style:parent-style-name="Заголовок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5" style:family="presentation" style:parent-style-name="Заголовок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6" style:family="presentation" style:parent-style-name="Заголовок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7" style:family="presentation" style:parent-style-name="Заголовок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8" style:family="presentation" style:parent-style-name="Заголовок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9" style:family="presentation" style:parent-style-name="Заголовок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subtitle" style:family="presentation">
      <style:graphic-properties draw:stroke="none" draw:fill="none" draw:textarea-vertical-align="middle">
        <text:list-style style:name="Заголовок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Заголовок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cec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letter-kerning="true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666699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66669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6b6b99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gradient" draw:fill-color="#6b6b99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6b6b99" draw:fill-gradient-name="Gradient_20_1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6b6b99" draw:fill-gradient-name="Gradient_20_1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6b6b99" draw:fill-gradient-name="Gradient_20_1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6b6b99" draw:fill-gradient-name="Gradient_20_14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gradient" draw:fill-color="#6b6b99" draw:fill-gradient-name="Gradient_20_1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solid" draw:fill-color="#54547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r2" style:family="presentation" style:parent-style-name="Заголовок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3" style:family="presentation" style:parent-style-name="Заголовок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4" style:family="presentation" style:parent-style-name="Заголовок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eaeaea" fo:font-family="'Times New Roman'" style:font-family-generic="roman" style:font-pitch="variable" fo:font-size="10pt" fo:language="ru" fo:country="RU" fo:text-shadow="1pt 1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ustom-shape draw:style-name="Mgr3" draw:text-style-name="MP3" draw:layer="backgroundobjects" svg:width="25.391cm" svg:height="4.599cm" svg:x="0cm" svg:y="0cm">
          <text:p/>
          <draw:enhanced-geometry svg:viewBox="0 0 5740 1043" draw:type="non-primitive" draw:enhanced-path="M 5740 1043 L 0 1043 0 0 5740 0 5740 1043 5740 1043 Z N"/>
        </draw:custom-shape>
        <draw:g>
          <draw:custom-shape draw:style-name="Mgr4" draw:text-style-name="MP3" draw:layer="backgroundobjects" svg:width="25.392cm" svg:height="0.079cm" svg:x="0.004cm" svg:y="4.586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85cm" svg:x="0cm" svg:y="17.586cm">
            <text:p/>
            <draw:enhanced-geometry svg:viewBox="0 0 5740 42" draw:type="non-primitive" draw:enhanced-path="M 0 42 L 5740 42 5740 0 0 0 0 42 0 42 Z N"/>
          </draw:custom-shape>
          <draw:custom-shape draw:style-name="Mgr5" draw:text-style-name="MP3" draw:layer="backgroundobjects" svg:width="25.391cm" svg:height="0.132cm" svg:x="0cm" svg:y="16.162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3cm" svg:x="0cm" svg:y="14.834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7cm" svg:x="0cm" svg:y="13.692cm">
            <text:p/>
            <draw:enhanced-geometry svg:viewBox="0 0 5740 30" draw:type="non-primitive" draw:enhanced-path="M 0 30 L 5740 30 5740 0 0 0 0 30 0 30 Z N"/>
          </draw:custom-shape>
          <draw:custom-shape draw:style-name="Mgr7" draw:text-style-name="MP3" draw:layer="backgroundobjects" svg:width="25.391cm" svg:height="0.159cm" svg:x="0cm" svg:y="12.607cm">
            <text:p/>
            <draw:enhanced-geometry svg:viewBox="0 0 5740 36" draw:type="non-primitive" draw:enhanced-path="M 5740 0 L 0 0 0 36 5740 36 5740 0 5740 0 Z N"/>
          </draw:custom-shape>
          <draw:custom-shape draw:style-name="Mgr7" draw:text-style-name="MP3" draw:layer="backgroundobjects" svg:width="25.391cm" svg:height="0.133cm" svg:x="0cm" svg:y="11.659cm">
            <text:p/>
            <draw:enhanced-geometry svg:viewBox="0 0 5740 30" draw:type="non-primitive" draw:enhanced-path="M 5740 0 L 0 0 0 30 5740 30 5740 0 5740 0 Z N"/>
          </draw:custom-shape>
          <draw:custom-shape draw:style-name="Mgr8" draw:text-style-name="MP3" draw:layer="backgroundobjects" svg:width="25.391cm" svg:height="0.159cm" svg:x="0cm" svg:y="10.729cm">
            <text:p/>
            <draw:enhanced-geometry svg:viewBox="0 0 5740 36" draw:type="non-primitive" draw:enhanced-path="M 5740 0 L 0 0 0 36 5740 36 5740 0 5740 0 Z N"/>
          </draw:custom-shape>
          <draw:custom-shape draw:style-name="Mgr8" draw:text-style-name="MP3" draw:layer="backgroundobjects" svg:width="25.391cm" svg:height="0.105cm" svg:x="0cm" svg:y="9.962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106cm" svg:x="0cm" svg:y="9.21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8.502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7.254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106cm" svg:x="0cm" svg:y="7.84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6.703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08cm" svg:x="0cm" svg:y="6.147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644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19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32cm" svg:x="0cm" svg:y="0.106cm">
            <text:p/>
            <draw:enhanced-geometry svg:viewBox="0 0 5740 30" draw:type="non-primitive" draw:enhanced-path="M 5740 0 L 0 0 0 30 5740 30 5740 0 5740 0 Z N"/>
          </draw:custom-shape>
          <draw:custom-shape draw:style-name="Mgr5" draw:text-style-name="MP3" draw:layer="backgroundobjects" svg:width="25.391cm" svg:height="0.106cm" svg:x="0cm" svg:y="0.82cm">
            <text:p/>
            <draw:enhanced-geometry svg:viewBox="0 0 5740 24" draw:type="non-primitive" draw:enhanced-path="M 5740 0 L 0 0 0 24 5740 24 5740 0 5740 0 Z N"/>
          </draw:custom-shape>
          <draw:custom-shape draw:style-name="Mgr7" draw:text-style-name="MP3" draw:layer="backgroundobjects" svg:width="25.391cm" svg:height="0.105cm" svg:x="0cm" svg:y="2.095cm">
            <text:p/>
            <draw:enhanced-geometry svg:viewBox="0 0 5740 24" draw:type="non-primitive" draw:enhanced-path="M 5740 0 L 0 0 0 24 5740 24 5740 0 5740 0 Z N"/>
          </draw:custom-shape>
          <draw:custom-shape draw:style-name="Mgr6" draw:text-style-name="MP3" draw:layer="backgroundobjects" svg:width="25.391cm" svg:height="0.106cm" svg:x="0cm" svg:y="1.48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2.646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079cm" svg:x="0cm" svg:y="3.206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79cm" svg:x="0cm" svg:y="3.709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8cm" svg:x="0cm" svg:y="4.158cm">
            <text:p/>
            <draw:enhanced-geometry svg:viewBox="0 0 5740 18" draw:type="non-primitive" draw:enhanced-path="M 5740 0 L 0 0 0 18 5740 18 5740 0 5740 0 Z N"/>
          </draw:custom-shape>
          <draw:g>
            <draw:custom-shape draw:style-name="Mgr10" draw:text-style-name="MP3" draw:layer="backgroundobjects" svg:width="0.186cm" svg:height="4.608cm" svg:x="12.563cm" svg:y="0cm">
              <text:p/>
              <draw:enhanced-geometry svg:viewBox="0 0 42 1043" draw:type="non-primitive" draw:enhanced-path="M 18 1043 L 42 1043 42 0 0 0 0 1043 18 1043 18 1043 Z N"/>
            </draw:custom-shape>
            <draw:custom-shape draw:style-name="Mgr10" draw:text-style-name="MP3" draw:layer="backgroundobjects" svg:width="0.684cm" svg:height="4.608cm" svg:x="10.583cm" svg:y="0cm">
              <text:p/>
              <draw:enhanced-geometry svg:viewBox="0 0 155 1043" draw:type="non-primitive" draw:enhanced-path="M 131 1043 L 155 1043 42 0 0 0 113 1043 131 1043 131 1043 Z N"/>
            </draw:custom-shape>
            <draw:custom-shape draw:style-name="Mgr10" draw:text-style-name="MP3" draw:layer="backgroundobjects" svg:width="1.058cm" svg:height="4.608cm" svg:x="8.674cm" svg:y="0cm">
              <text:p/>
              <draw:enhanced-geometry svg:viewBox="0 0 239 1043" draw:type="non-primitive" draw:enhanced-path="M 221 1043 L 239 1043 36 0 0 0 203 1043 221 1043 221 1043 Z N"/>
            </draw:custom-shape>
            <draw:custom-shape draw:style-name="Mgr10" draw:text-style-name="MP3" draw:layer="backgroundobjects" svg:width="1.556cm" svg:height="4.608cm" svg:x="6.853cm" svg:y="0cm">
              <text:p/>
              <draw:enhanced-geometry svg:viewBox="0 0 352 1043" draw:type="non-primitive" draw:enhanced-path="M 334 1043 L 352 1043 41 0 0 0 311 1043 334 1043 334 1043 Z N"/>
            </draw:custom-shape>
            <draw:custom-shape draw:style-name="Mgr10" draw:text-style-name="MP3" draw:layer="backgroundobjects" svg:width="1.984cm" svg:height="4.608cm" svg:x="5.001cm" svg:y="0cm">
              <text:p/>
              <draw:enhanced-geometry svg:viewBox="0 0 449 1043" draw:type="non-primitive" draw:enhanced-path="M 425 1043 L 449 1043 42 0 0 0 407 1043 425 1043 425 1043 Z N"/>
            </draw:custom-shape>
            <draw:custom-shape draw:style-name="Mgr10" draw:text-style-name="MP3" draw:layer="backgroundobjects" svg:width="2.381cm" svg:height="4.608cm" svg:x="3.149cm" svg:y="0cm">
              <text:p/>
              <draw:enhanced-geometry svg:viewBox="0 0 538 1043" draw:type="non-primitive" draw:enhanced-path="M 520 1043 L 538 1043 41 0 0 0 496 1043 520 1043 520 1043 Z N"/>
            </draw:custom-shape>
            <draw:custom-shape draw:style-name="Mgr10" draw:text-style-name="MP3" draw:layer="backgroundobjects" svg:width="2.831cm" svg:height="4.608cm" svg:x="1.349cm" svg:y="0cm">
              <text:p/>
              <draw:enhanced-geometry svg:viewBox="0 0 640 1043" draw:type="non-primitive" draw:enhanced-path="M 622 1043 L 640 1043 48 0 0 0 598 1043 622 1043 622 1043 Z N"/>
            </draw:custom-shape>
            <draw:custom-shape draw:style-name="Mgr10" draw:text-style-name="MP3" draw:layer="backgroundobjects" svg:width="2.778cm" svg:height="4.132cm" svg:x="0cm" svg:y="0.476cm">
              <text:p/>
              <draw:enhanced-geometry svg:viewBox="0 0 628 935" draw:type="non-primitive" draw:enhanced-path="M 604 935 L 628 935 0 0 0 66 580 935 604 935 604 935 Z N"/>
            </draw:custom-shape>
            <draw:custom-shape draw:style-name="Mgr10" draw:text-style-name="MP3" draw:layer="backgroundobjects" svg:width="0.684cm" svg:height="4.608cm" svg:x="14.071cm" svg:y="0cm">
              <text:p/>
              <draw:enhanced-geometry svg:viewBox="0 0 155 1043" draw:type="non-primitive" draw:enhanced-path="M 18 1043 L 42 1043 155 0 114 0 0 1043 18 1043 18 1043 Z N"/>
            </draw:custom-shape>
            <draw:custom-shape draw:style-name="Mgr10" draw:text-style-name="MP3" draw:layer="backgroundobjects" svg:width="1.058cm" svg:height="4.608cm" svg:x="15.58cm" svg:y="0cm">
              <text:p/>
              <draw:enhanced-geometry svg:viewBox="0 0 239 1043" draw:type="non-primitive" draw:enhanced-path="M 18 1043 L 36 1043 239 0 203 0 0 1043 18 1043 18 1043 Z N"/>
            </draw:custom-shape>
            <draw:custom-shape draw:style-name="Mgr10" draw:text-style-name="MP3" draw:layer="backgroundobjects" svg:width="1.583cm" svg:height="4.608cm" svg:x="16.85cm" svg:y="0cm">
              <text:p/>
              <draw:enhanced-geometry svg:viewBox="0 0 358 1043" draw:type="non-primitive" draw:enhanced-path="M 24 1043 L 42 1043 358 0 317 0 0 1043 24 1043 24 1043 Z N"/>
            </draw:custom-shape>
            <draw:custom-shape draw:style-name="Mgr10" draw:text-style-name="MP3" draw:layer="backgroundobjects" svg:width="1.98cm" svg:height="4.608cm" svg:x="18.252cm" svg:y="0cm">
              <text:p/>
              <draw:enhanced-geometry svg:viewBox="0 0 448 1043" draw:type="non-primitive" draw:enhanced-path="M 18 1043 L 41 1043 448 0 406 0 0 1043 18 1043 18 1043 Z N"/>
            </draw:custom-shape>
            <draw:custom-shape draw:style-name="Mgr10" draw:text-style-name="MP3" draw:layer="backgroundobjects" svg:width="2.385cm" svg:height="4.608cm" svg:x="19.756cm" svg:y="0cm">
              <text:p/>
              <draw:enhanced-geometry svg:viewBox="0 0 539 1043" draw:type="non-primitive" draw:enhanced-path="M 18 1043 L 42 1043 539 0 497 0 0 1043 18 1043 18 1043 Z N"/>
            </draw:custom-shape>
            <draw:custom-shape draw:style-name="Mgr10" draw:text-style-name="MP3" draw:layer="backgroundobjects" svg:width="2.831cm" svg:height="4.608cm" svg:x="21.026cm" svg:y="0cm">
              <text:p/>
              <draw:enhanced-geometry svg:viewBox="0 0 640 1043" draw:type="non-primitive" draw:enhanced-path="M 18 1043 L 42 1043 640 0 592 0 0 1043 18 1043 18 1043 Z N"/>
            </draw:custom-shape>
            <draw:custom-shape draw:style-name="Mgr10" draw:text-style-name="MP3" draw:layer="backgroundobjects" svg:width="2.963cm" svg:height="4.396cm" svg:x="22.428cm" svg:y="0.212cm">
              <text:p/>
              <draw:enhanced-geometry svg:viewBox="0 0 670 995" draw:type="non-primitive" draw:enhanced-path="M 24 995 L 48 995 670 72 670 0 0 995 24 995 24 995 Z N"/>
            </draw:custom-shape>
          </draw:g>
          <draw:g>
            <draw:custom-shape draw:style-name="Mgr11" draw:text-style-name="MP3" draw:layer="backgroundobjects" svg:width="1.349cm" svg:height="1.883cm" svg:x="0cm" svg:y="2.725cm">
              <text:p/>
              <draw:enhanced-geometry svg:viewBox="0 0 305 426" draw:type="non-primitive" draw:enhanced-path="M 281 426 L 305 426 0 0 0 66 251 426 281 426 281 426 Z N"/>
            </draw:custom-shape>
            <draw:custom-shape draw:style-name="Mgr11" draw:text-style-name="MP3" draw:layer="backgroundobjects" svg:width="1.534cm" svg:height="2.147cm" svg:x="23.857cm" svg:y="2.461cm">
              <text:p/>
              <draw:enhanced-geometry svg:viewBox="0 0 347 486" draw:type="non-primitive" draw:enhanced-path="M 24 486 L 48 486 347 72 347 0 0 486 24 486 24 486 Z N"/>
            </draw:custom-shape>
          </draw:g>
          <draw:g>
            <draw:custom-shape draw:style-name="Mgr10" draw:text-style-name="MP3" draw:layer="backgroundobjects" svg:width="0.186cm" svg:height="14.464cm" svg:x="12.563cm" svg:y="4.582cm">
              <text:p/>
              <draw:enhanced-geometry svg:viewBox="0 0 42 3273" draw:type="non-primitive" draw:enhanced-path="M 18 0 L 0 0 0 3273 42 3273 42 0 18 0 18 0 Z N"/>
            </draw:custom-shape>
            <draw:custom-shape draw:style-name="Mgr10" draw:text-style-name="MP3" draw:layer="backgroundobjects" svg:width="1.768cm" svg:height="14.464cm" svg:x="9.499cm" svg:y="4.582cm">
              <text:p/>
              <draw:enhanced-geometry svg:viewBox="0 0 400 3273" draw:type="non-primitive" draw:enhanced-path="M 376 0 L 358 0 0 3273 41 3273 400 0 376 0 376 0 Z N"/>
            </draw:custom-shape>
            <draw:custom-shape draw:style-name="Mgr10" draw:text-style-name="MP3" draw:layer="backgroundobjects" svg:width="2.985cm" svg:height="14.464cm" svg:x="6.747cm" svg:y="4.582cm">
              <text:p/>
              <draw:enhanced-geometry svg:viewBox="0 0 675 3273" draw:type="non-primitive" draw:enhanced-path="M 657 0 L 639 0 0 3273 42 3273 675 0 657 0 657 0 Z N"/>
            </draw:custom-shape>
            <draw:custom-shape draw:style-name="Mgr10" draw:text-style-name="MP3" draw:layer="backgroundobjects" svg:width="4.546cm" svg:height="14.464cm" svg:x="3.863cm" svg:y="4.582cm">
              <text:p/>
              <draw:enhanced-geometry svg:viewBox="0 0 1031 3280" draw:type="non-primitive" draw:enhanced-path="M 1013 0 L 990 0 0 3280 42 3280 1031 4 1013 0 1013 0 Z N"/>
            </draw:custom-shape>
            <draw:custom-shape draw:style-name="Mgr10" draw:text-style-name="MP3" draw:layer="backgroundobjects" svg:width="5.817cm" svg:height="14.464cm" svg:x="1.164cm" svg:y="4.582cm">
              <text:p/>
              <draw:enhanced-geometry svg:viewBox="0 0 1319 3280" draw:type="non-primitive" draw:enhanced-path="M 1296 0 L 1278 0 0 3280 42 3280 1319 5 1296 0 1296 0 Z N"/>
            </draw:custom-shape>
            <draw:custom-shape draw:style-name="Mgr10" draw:text-style-name="MP3" draw:layer="backgroundobjects" svg:width="1.773cm" svg:height="14.464cm" svg:x="14.071cm" svg:y="4.582cm">
              <text:p/>
              <draw:enhanced-geometry svg:viewBox="0 0 401 3273" draw:type="non-primitive" draw:enhanced-path="M 18 0 L 0 0 359 3273 401 3273 42 0 18 0 18 0 Z N"/>
            </draw:custom-shape>
            <draw:custom-shape draw:style-name="Mgr10" draw:text-style-name="MP3" draw:layer="backgroundobjects" svg:width="2.985cm" svg:height="14.464cm" svg:x="15.58cm" svg:y="4.582cm">
              <text:p/>
              <draw:enhanced-geometry svg:viewBox="0 0 675 3273" draw:type="non-primitive" draw:enhanced-path="M 18 0 L 0 0 640 3273 675 3273 36 0 18 0 18 0 Z N"/>
            </draw:custom-shape>
            <draw:custom-shape draw:style-name="Mgr10" draw:text-style-name="MP3" draw:layer="backgroundobjects" svg:width="4.568cm" svg:height="14.464cm" svg:x="16.854cm" svg:y="4.582cm">
              <text:p/>
              <draw:enhanced-geometry svg:viewBox="0 0 1036 3280" draw:type="non-primitive" draw:enhanced-path="M 23 0 L 0 5 994 3280 1036 3280 41 0 23 0 23 0 Z N"/>
            </draw:custom-shape>
            <draw:custom-shape draw:style-name="Mgr10" draw:text-style-name="MP3" draw:layer="backgroundobjects" svg:width="5.852cm" svg:height="14.464cm" svg:x="18.243cm" svg:y="4.582cm">
              <text:p/>
              <draw:enhanced-geometry svg:viewBox="0 0 1327 3280" draw:type="non-primitive" draw:enhanced-path="M 20 0 L 0 7 1285 3280 1327 3280 43 0 20 0 20 0 Z N"/>
            </draw:custom-shape>
          </draw:g>
          <draw:custom-shape draw:style-name="Mgr10" draw:text-style-name="MP3" draw:layer="backgroundobjects" svg:width="5.53cm" svg:height="11.606cm" svg:x="0cm" svg:y="4.582cm">
            <text:p/>
            <draw:enhanced-geometry svg:viewBox="0 0 1254 2632" draw:type="non-primitive" draw:enhanced-path="M 1236 0 L 1212 0 0 2542 0 2632 1254 7 1236 0 1236 0 Z N"/>
          </draw:custom-shape>
          <draw:custom-shape draw:style-name="Mgr11" draw:text-style-name="MP3" draw:layer="backgroundobjects" svg:width="4.18cm" svg:height="7.39cm" svg:x="0cm" svg:y="4.582cm">
            <text:p/>
            <draw:enhanced-geometry svg:viewBox="0 0 948 1676" draw:type="non-primitive" draw:enhanced-path="M 930 0 L 906 0 0 1593 0 1676 948 5 930 0 930 0 Z N"/>
          </draw:custom-shape>
          <draw:custom-shape draw:style-name="Mgr11" draw:text-style-name="MP3" draw:layer="backgroundobjects" svg:width="2.774cm" svg:height="4.132cm" svg:x="0cm" svg:y="4.582cm">
            <text:p/>
            <draw:enhanced-geometry svg:viewBox="0 0 629 937" draw:type="non-primitive" draw:enhanced-path="M 606 0 L 582 0 0 871 0 937 629 4 606 0 606 0 Z N"/>
          </draw:custom-shape>
          <draw:custom-shape draw:style-name="Mgr11" draw:text-style-name="MP3" draw:layer="backgroundobjects" svg:width="1.345cm" svg:height="1.883cm" svg:x="0cm" svg:y="4.582cm">
            <text:p/>
            <draw:enhanced-geometry svg:viewBox="0 0 305 427" draw:type="non-primitive" draw:enhanced-path="M 282 0 L 252 0 0 361 0 427 305 5 282 0 282 0 Z N"/>
          </draw:custom-shape>
          <draw:custom-shape draw:style-name="Mgr10" draw:text-style-name="MP3" draw:layer="backgroundobjects" svg:width="5.631cm" svg:height="11.844cm" svg:x="19.76cm" svg:y="4.582cm">
            <text:p/>
            <draw:enhanced-geometry svg:viewBox="0 0 1277 2686" draw:type="non-primitive" draw:enhanced-path="M 41 0 L 17 0 0 4 1277 2686 1277 2596 41 0 41 0 Z N"/>
          </draw:custom-shape>
          <draw:custom-shape draw:style-name="Mgr11" draw:text-style-name="MP3" draw:layer="backgroundobjects" svg:width="4.357cm" svg:height="7.629cm" svg:x="21.034cm" svg:y="4.582cm">
            <text:p/>
            <draw:enhanced-geometry svg:viewBox="0 0 988 1730" draw:type="non-primitive" draw:enhanced-path="M 16 0 L 0 7 988 1730 988 1653 40 0 16 0 16 0 Z N"/>
          </draw:custom-shape>
          <draw:custom-shape draw:style-name="Mgr11" draw:text-style-name="MP3" draw:layer="backgroundobjects" svg:width="2.954cm" svg:height="4.396cm" svg:x="22.437cm" svg:y="4.582cm">
            <text:p/>
            <draw:enhanced-geometry svg:viewBox="0 0 670 997" draw:type="non-primitive" draw:enhanced-path="M 22 0 L 0 4 670 997 670 925 46 0 22 0 22 0 Z N"/>
          </draw:custom-shape>
          <draw:custom-shape draw:style-name="Mgr11" draw:text-style-name="MP3" draw:layer="backgroundobjects" svg:width="1.526cm" svg:height="2.147cm" svg:x="23.865cm" svg:y="4.582cm">
            <text:p/>
            <draw:enhanced-geometry svg:viewBox="0 0 346 487" draw:type="non-primitive" draw:enhanced-path="M 22 0 L 0 7 346 487 346 415 46 0 22 0 22 0 Z N"/>
          </draw:custom-shape>
        </draw:g>
      </draw:g>
      <draw:frame presentation:style-name="Обычный-title" draw:layer="backgroundobjects" svg:width="22.846cm" svg:height="3.985cm" svg:x="1.266cm" svg:y="0.352cm" presentation:class="title" presentation:placeholder="true">
        <draw:text-box/>
      </draw:frame>
      <draw:frame presentation:style-name="Mpr1" draw:layer="backgroundobjects" svg:width="5.913cm" svg:height="1.315cm" svg:x="1.265cm" svg:y="17.33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315cm" svg:x="8.677cm" svg:y="17.33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39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draw:frame presentation:style-name="Обычный-outline1" draw:layer="backgroundobjects" svg:width="22.846cm" svg:height="12.573cm" svg:x="1.266cm" svg:y="4.441cm" presentation:class="outline" presentation:placeholder="true">
        <draw:text-box/>
      </draw:frame>
      <presentation:notes style:page-layout-name="PM0">
        <draw:rect draw:style-name="Mgr12" draw:text-style-name="MP4" draw:layer="backgroundobjects" svg:width="19.05cm" svg:height="25.4cm" svg:x="0cm" svg:y="0cm">
          <text:p/>
        </draw:rect>
        <draw:page-thumbnail presentation:style-name="Обычный-title" draw:layer="backgroundobjects" svg:width="32.773cm" svg:height="34.701cm" svg:x="-32.774cm" svg:y="-32.77cm" presentation:class="page"/>
        <draw:frame presentation:style-name="Обычный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Заголовок1" style:page-layout-name="PM1" draw:style-name="Mdp1">
      <draw:g>
        <draw:custom-shape draw:style-name="Mgr3" draw:text-style-name="MP3" draw:layer="backgroundobjects" svg:width="25.391cm" svg:height="4.599cm" svg:x="0cm" svg:y="0cm">
          <text:p/>
          <draw:enhanced-geometry svg:viewBox="0 0 5740 1043" draw:type="non-primitive" draw:enhanced-path="M 5740 1043 L 0 1043 0 0 5740 0 5740 1043 5740 1043 Z N"/>
        </draw:custom-shape>
        <draw:g>
          <draw:custom-shape draw:style-name="Mgr4" draw:text-style-name="MP3" draw:layer="backgroundobjects" svg:width="25.392cm" svg:height="0.079cm" svg:x="0.004cm" svg:y="4.586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85cm" svg:x="0cm" svg:y="17.586cm">
            <text:p/>
            <draw:enhanced-geometry svg:viewBox="0 0 5740 42" draw:type="non-primitive" draw:enhanced-path="M 0 42 L 5740 42 5740 0 0 0 0 42 0 42 Z N"/>
          </draw:custom-shape>
          <draw:custom-shape draw:style-name="Mgr5" draw:text-style-name="MP3" draw:layer="backgroundobjects" svg:width="25.391cm" svg:height="0.132cm" svg:x="0cm" svg:y="16.162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3cm" svg:x="0cm" svg:y="14.834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7cm" svg:x="0cm" svg:y="13.692cm">
            <text:p/>
            <draw:enhanced-geometry svg:viewBox="0 0 5740 30" draw:type="non-primitive" draw:enhanced-path="M 0 30 L 5740 30 5740 0 0 0 0 30 0 30 Z N"/>
          </draw:custom-shape>
          <draw:custom-shape draw:style-name="Mgr7" draw:text-style-name="MP3" draw:layer="backgroundobjects" svg:width="25.391cm" svg:height="0.159cm" svg:x="0cm" svg:y="12.607cm">
            <text:p/>
            <draw:enhanced-geometry svg:viewBox="0 0 5740 36" draw:type="non-primitive" draw:enhanced-path="M 5740 0 L 0 0 0 36 5740 36 5740 0 5740 0 Z N"/>
          </draw:custom-shape>
          <draw:custom-shape draw:style-name="Mgr7" draw:text-style-name="MP3" draw:layer="backgroundobjects" svg:width="25.391cm" svg:height="0.133cm" svg:x="0cm" svg:y="11.659cm">
            <text:p/>
            <draw:enhanced-geometry svg:viewBox="0 0 5740 30" draw:type="non-primitive" draw:enhanced-path="M 5740 0 L 0 0 0 30 5740 30 5740 0 5740 0 Z N"/>
          </draw:custom-shape>
          <draw:custom-shape draw:style-name="Mgr8" draw:text-style-name="MP3" draw:layer="backgroundobjects" svg:width="25.391cm" svg:height="0.159cm" svg:x="0cm" svg:y="10.729cm">
            <text:p/>
            <draw:enhanced-geometry svg:viewBox="0 0 5740 36" draw:type="non-primitive" draw:enhanced-path="M 5740 0 L 0 0 0 36 5740 36 5740 0 5740 0 Z N"/>
          </draw:custom-shape>
          <draw:custom-shape draw:style-name="Mgr8" draw:text-style-name="MP3" draw:layer="backgroundobjects" svg:width="25.391cm" svg:height="0.105cm" svg:x="0cm" svg:y="9.962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106cm" svg:x="0cm" svg:y="9.21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8.502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7.254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106cm" svg:x="0cm" svg:y="7.84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6.703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08cm" svg:x="0cm" svg:y="6.147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644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19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32cm" svg:x="0cm" svg:y="0.106cm">
            <text:p/>
            <draw:enhanced-geometry svg:viewBox="0 0 5740 30" draw:type="non-primitive" draw:enhanced-path="M 5740 0 L 0 0 0 30 5740 30 5740 0 5740 0 Z N"/>
          </draw:custom-shape>
          <draw:custom-shape draw:style-name="Mgr5" draw:text-style-name="MP3" draw:layer="backgroundobjects" svg:width="25.391cm" svg:height="0.106cm" svg:x="0cm" svg:y="0.82cm">
            <text:p/>
            <draw:enhanced-geometry svg:viewBox="0 0 5740 24" draw:type="non-primitive" draw:enhanced-path="M 5740 0 L 0 0 0 24 5740 24 5740 0 5740 0 Z N"/>
          </draw:custom-shape>
          <draw:custom-shape draw:style-name="Mgr7" draw:text-style-name="MP3" draw:layer="backgroundobjects" svg:width="25.391cm" svg:height="0.105cm" svg:x="0cm" svg:y="2.095cm">
            <text:p/>
            <draw:enhanced-geometry svg:viewBox="0 0 5740 24" draw:type="non-primitive" draw:enhanced-path="M 5740 0 L 0 0 0 24 5740 24 5740 0 5740 0 Z N"/>
          </draw:custom-shape>
          <draw:custom-shape draw:style-name="Mgr6" draw:text-style-name="MP3" draw:layer="backgroundobjects" svg:width="25.391cm" svg:height="0.106cm" svg:x="0cm" svg:y="1.48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2.646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079cm" svg:x="0cm" svg:y="3.206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79cm" svg:x="0cm" svg:y="3.709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8cm" svg:x="0cm" svg:y="4.158cm">
            <text:p/>
            <draw:enhanced-geometry svg:viewBox="0 0 5740 18" draw:type="non-primitive" draw:enhanced-path="M 5740 0 L 0 0 0 18 5740 18 5740 0 5740 0 Z N"/>
          </draw:custom-shape>
          <draw:g>
            <draw:custom-shape draw:style-name="Mgr10" draw:text-style-name="MP3" draw:layer="backgroundobjects" svg:width="0.186cm" svg:height="4.608cm" svg:x="12.563cm" svg:y="0cm">
              <text:p/>
              <draw:enhanced-geometry svg:viewBox="0 0 42 1043" draw:type="non-primitive" draw:enhanced-path="M 18 1043 L 42 1043 42 0 0 0 0 1043 18 1043 18 1043 Z N"/>
            </draw:custom-shape>
            <draw:custom-shape draw:style-name="Mgr10" draw:text-style-name="MP3" draw:layer="backgroundobjects" svg:width="0.684cm" svg:height="4.608cm" svg:x="10.583cm" svg:y="0cm">
              <text:p/>
              <draw:enhanced-geometry svg:viewBox="0 0 155 1043" draw:type="non-primitive" draw:enhanced-path="M 131 1043 L 155 1043 42 0 0 0 113 1043 131 1043 131 1043 Z N"/>
            </draw:custom-shape>
            <draw:custom-shape draw:style-name="Mgr10" draw:text-style-name="MP3" draw:layer="backgroundobjects" svg:width="1.058cm" svg:height="4.608cm" svg:x="8.674cm" svg:y="0cm">
              <text:p/>
              <draw:enhanced-geometry svg:viewBox="0 0 239 1043" draw:type="non-primitive" draw:enhanced-path="M 221 1043 L 239 1043 36 0 0 0 203 1043 221 1043 221 1043 Z N"/>
            </draw:custom-shape>
            <draw:custom-shape draw:style-name="Mgr10" draw:text-style-name="MP3" draw:layer="backgroundobjects" svg:width="1.556cm" svg:height="4.608cm" svg:x="6.853cm" svg:y="0cm">
              <text:p/>
              <draw:enhanced-geometry svg:viewBox="0 0 352 1043" draw:type="non-primitive" draw:enhanced-path="M 334 1043 L 352 1043 41 0 0 0 311 1043 334 1043 334 1043 Z N"/>
            </draw:custom-shape>
            <draw:custom-shape draw:style-name="Mgr10" draw:text-style-name="MP3" draw:layer="backgroundobjects" svg:width="1.984cm" svg:height="4.608cm" svg:x="5.001cm" svg:y="0cm">
              <text:p/>
              <draw:enhanced-geometry svg:viewBox="0 0 449 1043" draw:type="non-primitive" draw:enhanced-path="M 425 1043 L 449 1043 42 0 0 0 407 1043 425 1043 425 1043 Z N"/>
            </draw:custom-shape>
            <draw:custom-shape draw:style-name="Mgr10" draw:text-style-name="MP3" draw:layer="backgroundobjects" svg:width="2.381cm" svg:height="4.608cm" svg:x="3.149cm" svg:y="0cm">
              <text:p/>
              <draw:enhanced-geometry svg:viewBox="0 0 538 1043" draw:type="non-primitive" draw:enhanced-path="M 520 1043 L 538 1043 41 0 0 0 496 1043 520 1043 520 1043 Z N"/>
            </draw:custom-shape>
            <draw:custom-shape draw:style-name="Mgr10" draw:text-style-name="MP3" draw:layer="backgroundobjects" svg:width="2.831cm" svg:height="4.608cm" svg:x="1.349cm" svg:y="0cm">
              <text:p/>
              <draw:enhanced-geometry svg:viewBox="0 0 640 1043" draw:type="non-primitive" draw:enhanced-path="M 622 1043 L 640 1043 48 0 0 0 598 1043 622 1043 622 1043 Z N"/>
            </draw:custom-shape>
            <draw:custom-shape draw:style-name="Mgr10" draw:text-style-name="MP3" draw:layer="backgroundobjects" svg:width="2.778cm" svg:height="4.132cm" svg:x="0cm" svg:y="0.476cm">
              <text:p/>
              <draw:enhanced-geometry svg:viewBox="0 0 628 935" draw:type="non-primitive" draw:enhanced-path="M 604 935 L 628 935 0 0 0 66 580 935 604 935 604 935 Z N"/>
            </draw:custom-shape>
            <draw:custom-shape draw:style-name="Mgr10" draw:text-style-name="MP3" draw:layer="backgroundobjects" svg:width="0.684cm" svg:height="4.608cm" svg:x="14.071cm" svg:y="0cm">
              <text:p/>
              <draw:enhanced-geometry svg:viewBox="0 0 155 1043" draw:type="non-primitive" draw:enhanced-path="M 18 1043 L 42 1043 155 0 114 0 0 1043 18 1043 18 1043 Z N"/>
            </draw:custom-shape>
            <draw:custom-shape draw:style-name="Mgr10" draw:text-style-name="MP3" draw:layer="backgroundobjects" svg:width="1.058cm" svg:height="4.608cm" svg:x="15.58cm" svg:y="0cm">
              <text:p/>
              <draw:enhanced-geometry svg:viewBox="0 0 239 1043" draw:type="non-primitive" draw:enhanced-path="M 18 1043 L 36 1043 239 0 203 0 0 1043 18 1043 18 1043 Z N"/>
            </draw:custom-shape>
            <draw:custom-shape draw:style-name="Mgr10" draw:text-style-name="MP3" draw:layer="backgroundobjects" svg:width="1.583cm" svg:height="4.608cm" svg:x="16.85cm" svg:y="0cm">
              <text:p/>
              <draw:enhanced-geometry svg:viewBox="0 0 358 1043" draw:type="non-primitive" draw:enhanced-path="M 24 1043 L 42 1043 358 0 317 0 0 1043 24 1043 24 1043 Z N"/>
            </draw:custom-shape>
            <draw:custom-shape draw:style-name="Mgr10" draw:text-style-name="MP3" draw:layer="backgroundobjects" svg:width="1.98cm" svg:height="4.608cm" svg:x="18.252cm" svg:y="0cm">
              <text:p/>
              <draw:enhanced-geometry svg:viewBox="0 0 448 1043" draw:type="non-primitive" draw:enhanced-path="M 18 1043 L 41 1043 448 0 406 0 0 1043 18 1043 18 1043 Z N"/>
            </draw:custom-shape>
            <draw:custom-shape draw:style-name="Mgr10" draw:text-style-name="MP3" draw:layer="backgroundobjects" svg:width="2.385cm" svg:height="4.608cm" svg:x="19.756cm" svg:y="0cm">
              <text:p/>
              <draw:enhanced-geometry svg:viewBox="0 0 539 1043" draw:type="non-primitive" draw:enhanced-path="M 18 1043 L 42 1043 539 0 497 0 0 1043 18 1043 18 1043 Z N"/>
            </draw:custom-shape>
            <draw:custom-shape draw:style-name="Mgr10" draw:text-style-name="MP3" draw:layer="backgroundobjects" svg:width="2.831cm" svg:height="4.608cm" svg:x="21.026cm" svg:y="0cm">
              <text:p/>
              <draw:enhanced-geometry svg:viewBox="0 0 640 1043" draw:type="non-primitive" draw:enhanced-path="M 18 1043 L 42 1043 640 0 592 0 0 1043 18 1043 18 1043 Z N"/>
            </draw:custom-shape>
            <draw:custom-shape draw:style-name="Mgr10" draw:text-style-name="MP3" draw:layer="backgroundobjects" svg:width="2.963cm" svg:height="4.396cm" svg:x="22.428cm" svg:y="0.212cm">
              <text:p/>
              <draw:enhanced-geometry svg:viewBox="0 0 670 995" draw:type="non-primitive" draw:enhanced-path="M 24 995 L 48 995 670 72 670 0 0 995 24 995 24 995 Z N"/>
            </draw:custom-shape>
          </draw:g>
          <draw:g>
            <draw:custom-shape draw:style-name="Mgr11" draw:text-style-name="MP3" draw:layer="backgroundobjects" svg:width="1.349cm" svg:height="1.883cm" svg:x="0cm" svg:y="2.725cm">
              <text:p/>
              <draw:enhanced-geometry svg:viewBox="0 0 305 426" draw:type="non-primitive" draw:enhanced-path="M 281 426 L 305 426 0 0 0 66 251 426 281 426 281 426 Z N"/>
            </draw:custom-shape>
            <draw:custom-shape draw:style-name="Mgr11" draw:text-style-name="MP3" draw:layer="backgroundobjects" svg:width="1.534cm" svg:height="2.147cm" svg:x="23.857cm" svg:y="2.461cm">
              <text:p/>
              <draw:enhanced-geometry svg:viewBox="0 0 347 486" draw:type="non-primitive" draw:enhanced-path="M 24 486 L 48 486 347 72 347 0 0 486 24 486 24 486 Z N"/>
            </draw:custom-shape>
          </draw:g>
          <draw:g>
            <draw:custom-shape draw:style-name="Mgr10" draw:text-style-name="MP3" draw:layer="backgroundobjects" svg:width="0.186cm" svg:height="14.464cm" svg:x="12.563cm" svg:y="4.582cm">
              <text:p/>
              <draw:enhanced-geometry svg:viewBox="0 0 42 3273" draw:type="non-primitive" draw:enhanced-path="M 18 0 L 0 0 0 3273 42 3273 42 0 18 0 18 0 Z N"/>
            </draw:custom-shape>
            <draw:custom-shape draw:style-name="Mgr10" draw:text-style-name="MP3" draw:layer="backgroundobjects" svg:width="1.768cm" svg:height="14.464cm" svg:x="9.499cm" svg:y="4.582cm">
              <text:p/>
              <draw:enhanced-geometry svg:viewBox="0 0 400 3273" draw:type="non-primitive" draw:enhanced-path="M 376 0 L 358 0 0 3273 41 3273 400 0 376 0 376 0 Z N"/>
            </draw:custom-shape>
            <draw:custom-shape draw:style-name="Mgr10" draw:text-style-name="MP3" draw:layer="backgroundobjects" svg:width="2.985cm" svg:height="14.464cm" svg:x="6.747cm" svg:y="4.582cm">
              <text:p/>
              <draw:enhanced-geometry svg:viewBox="0 0 675 3273" draw:type="non-primitive" draw:enhanced-path="M 657 0 L 639 0 0 3273 42 3273 675 0 657 0 657 0 Z N"/>
            </draw:custom-shape>
            <draw:custom-shape draw:style-name="Mgr10" draw:text-style-name="MP3" draw:layer="backgroundobjects" svg:width="4.546cm" svg:height="14.464cm" svg:x="3.863cm" svg:y="4.582cm">
              <text:p/>
              <draw:enhanced-geometry svg:viewBox="0 0 1031 3280" draw:type="non-primitive" draw:enhanced-path="M 1013 0 L 990 0 0 3280 42 3280 1031 4 1013 0 1013 0 Z N"/>
            </draw:custom-shape>
            <draw:custom-shape draw:style-name="Mgr10" draw:text-style-name="MP3" draw:layer="backgroundobjects" svg:width="5.817cm" svg:height="14.464cm" svg:x="1.164cm" svg:y="4.582cm">
              <text:p/>
              <draw:enhanced-geometry svg:viewBox="0 0 1319 3280" draw:type="non-primitive" draw:enhanced-path="M 1296 0 L 1278 0 0 3280 42 3280 1319 5 1296 0 1296 0 Z N"/>
            </draw:custom-shape>
            <draw:custom-shape draw:style-name="Mgr10" draw:text-style-name="MP3" draw:layer="backgroundobjects" svg:width="1.773cm" svg:height="14.464cm" svg:x="14.071cm" svg:y="4.582cm">
              <text:p/>
              <draw:enhanced-geometry svg:viewBox="0 0 401 3273" draw:type="non-primitive" draw:enhanced-path="M 18 0 L 0 0 359 3273 401 3273 42 0 18 0 18 0 Z N"/>
            </draw:custom-shape>
            <draw:custom-shape draw:style-name="Mgr10" draw:text-style-name="MP3" draw:layer="backgroundobjects" svg:width="2.985cm" svg:height="14.464cm" svg:x="15.58cm" svg:y="4.582cm">
              <text:p/>
              <draw:enhanced-geometry svg:viewBox="0 0 675 3273" draw:type="non-primitive" draw:enhanced-path="M 18 0 L 0 0 640 3273 675 3273 36 0 18 0 18 0 Z N"/>
            </draw:custom-shape>
            <draw:custom-shape draw:style-name="Mgr10" draw:text-style-name="MP3" draw:layer="backgroundobjects" svg:width="4.568cm" svg:height="14.464cm" svg:x="16.854cm" svg:y="4.582cm">
              <text:p/>
              <draw:enhanced-geometry svg:viewBox="0 0 1036 3280" draw:type="non-primitive" draw:enhanced-path="M 23 0 L 0 5 994 3280 1036 3280 41 0 23 0 23 0 Z N"/>
            </draw:custom-shape>
            <draw:custom-shape draw:style-name="Mgr10" draw:text-style-name="MP3" draw:layer="backgroundobjects" svg:width="5.852cm" svg:height="14.464cm" svg:x="18.243cm" svg:y="4.582cm">
              <text:p/>
              <draw:enhanced-geometry svg:viewBox="0 0 1327 3280" draw:type="non-primitive" draw:enhanced-path="M 20 0 L 0 7 1285 3280 1327 3280 43 0 20 0 20 0 Z N"/>
            </draw:custom-shape>
          </draw:g>
          <draw:custom-shape draw:style-name="Mgr10" draw:text-style-name="MP3" draw:layer="backgroundobjects" svg:width="5.53cm" svg:height="11.606cm" svg:x="0cm" svg:y="4.582cm">
            <text:p/>
            <draw:enhanced-geometry svg:viewBox="0 0 1254 2632" draw:type="non-primitive" draw:enhanced-path="M 1236 0 L 1212 0 0 2542 0 2632 1254 7 1236 0 1236 0 Z N"/>
          </draw:custom-shape>
          <draw:custom-shape draw:style-name="Mgr11" draw:text-style-name="MP3" draw:layer="backgroundobjects" svg:width="4.18cm" svg:height="7.39cm" svg:x="0cm" svg:y="4.582cm">
            <text:p/>
            <draw:enhanced-geometry svg:viewBox="0 0 948 1676" draw:type="non-primitive" draw:enhanced-path="M 930 0 L 906 0 0 1593 0 1676 948 5 930 0 930 0 Z N"/>
          </draw:custom-shape>
          <draw:custom-shape draw:style-name="Mgr11" draw:text-style-name="MP3" draw:layer="backgroundobjects" svg:width="2.774cm" svg:height="4.132cm" svg:x="0cm" svg:y="4.582cm">
            <text:p/>
            <draw:enhanced-geometry svg:viewBox="0 0 629 937" draw:type="non-primitive" draw:enhanced-path="M 606 0 L 582 0 0 871 0 937 629 4 606 0 606 0 Z N"/>
          </draw:custom-shape>
          <draw:custom-shape draw:style-name="Mgr11" draw:text-style-name="MP3" draw:layer="backgroundobjects" svg:width="1.345cm" svg:height="1.883cm" svg:x="0cm" svg:y="4.582cm">
            <text:p/>
            <draw:enhanced-geometry svg:viewBox="0 0 305 427" draw:type="non-primitive" draw:enhanced-path="M 282 0 L 252 0 0 361 0 427 305 5 282 0 282 0 Z N"/>
          </draw:custom-shape>
          <draw:custom-shape draw:style-name="Mgr10" draw:text-style-name="MP3" draw:layer="backgroundobjects" svg:width="5.631cm" svg:height="11.844cm" svg:x="19.76cm" svg:y="4.582cm">
            <text:p/>
            <draw:enhanced-geometry svg:viewBox="0 0 1277 2686" draw:type="non-primitive" draw:enhanced-path="M 41 0 L 17 0 0 4 1277 2686 1277 2596 41 0 41 0 Z N"/>
          </draw:custom-shape>
          <draw:custom-shape draw:style-name="Mgr11" draw:text-style-name="MP3" draw:layer="backgroundobjects" svg:width="4.357cm" svg:height="7.629cm" svg:x="21.034cm" svg:y="4.582cm">
            <text:p/>
            <draw:enhanced-geometry svg:viewBox="0 0 988 1730" draw:type="non-primitive" draw:enhanced-path="M 16 0 L 0 7 988 1730 988 1653 40 0 16 0 16 0 Z N"/>
          </draw:custom-shape>
          <draw:custom-shape draw:style-name="Mgr11" draw:text-style-name="MP3" draw:layer="backgroundobjects" svg:width="2.954cm" svg:height="4.396cm" svg:x="22.437cm" svg:y="4.582cm">
            <text:p/>
            <draw:enhanced-geometry svg:viewBox="0 0 670 997" draw:type="non-primitive" draw:enhanced-path="M 22 0 L 0 4 670 997 670 925 46 0 22 0 22 0 Z N"/>
          </draw:custom-shape>
          <draw:custom-shape draw:style-name="Mgr11" draw:text-style-name="MP3" draw:layer="backgroundobjects" svg:width="1.526cm" svg:height="2.147cm" svg:x="23.865cm" svg:y="4.582cm">
            <text:p/>
            <draw:enhanced-geometry svg:viewBox="0 0 346 487" draw:type="non-primitive" draw:enhanced-path="M 22 0 L 0 7 346 487 346 415 46 0 22 0 22 0 Z N"/>
          </draw:custom-shape>
        </draw:g>
      </draw:g>
      <draw:frame presentation:style-name="Заголовок1-title" draw:layer="backgroundobjects" svg:width="22.846cm" svg:height="4.821cm" svg:x="1.266cm" svg:y="5.335cm" presentation:class="title" presentation:placeholder="true">
        <draw:text-box/>
      </draw:frame>
      <draw:frame presentation:style-name="Mpr2" draw:text-style-name="MP6" draw:layer="backgroundobjects" svg:width="5.913cm" svg:height="1.315cm" svg:x="1.265cm" svg:y="17.339cm" presentation:class="date-time">
        <draw:text-box>
          <text:list text:style-name="ML2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8" draw:layer="backgroundobjects" svg:width="8.039cm" svg:height="1.315cm" svg:x="8.677cm" svg:y="17.339cm" presentation:class="footer">
        <draw:text-box>
          <text:list text:style-name="ML2">
            <text:list-header>
              <text:p text:style-name="MP7"><text:span text:style-name="MT3"><presentation:footer/></text:span></text:p>
            </text:list-header>
          </text:list>
        </draw:text-box>
      </draw:frame>
      <draw:frame presentation:style-name="Mpr4" draw:text-style-name="MP10" draw:layer="backgroundobjects" svg:width="5.918cm" svg:height="1.315cm" svg:x="18.203cm" svg:y="17.339cm" presentation:class="page-number">
        <draw:text-box>
          <text:list text:style-name="ML2">
            <text:list-header>
              <text:p text:style-name="MP9"><text:span text:style-name="MT3"><text:page-number>&lt;номер&gt;</text:page-number></text:span></text:p>
            </text:list-header>
          </text:list>
        </draw:text-box>
      </draw:frame>
      <draw:frame presentation:style-name="Заголовок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12" draw:text-style-name="MP4" draw:layer="backgroundobjects" svg:width="19.05cm" svg:height="25.4cm" svg:x="0cm" svg:y="0cm">
          <text:p/>
        </draw:rect>
        <draw:page-thumbnail presentation:style-name="Заголовок1-title" draw:layer="backgroundobjects" svg:width="32.773cm" svg:height="34.701cm" svg:x="-32.774cm" svg:y="-32.77cm" presentation:class="page"/>
        <draw:frame presentation:style-name="Заголовок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Тест дизайн.</dc:title>
    <meta:initial-creator>Konstantin Firsanov</meta:initial-creator>
    <meta:creation-date>2012-05-27T18:53:33</meta:creation-date>
    <dc:date>2015-07-08T14:52:11.80</dc:date>
    <meta:editing-cycles>20</meta:editing-cycles>
    <meta:editing-duration>PT15H7M21S</meta:editing-duration>
    <meta:generator>OpenOffice/4.0.1$Win32 OpenOffice.org_project/401m5$Build-9714</meta:generator>
    <dc:creator>Константин Фирсанов</dc:creator>
    <meta:document-statistic meta:object-count="3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26.07.2013</text:date>, <text:time>14:49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